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9.6575in" svg:height="6.2992in" svg:x="0in" svg:y="0in">
            <draw:object draw:notify-on-update-of-ranges="Sheet2.P1:Sheet2.P1 Sheet2.P2:Sheet2.P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5"/>
          <table:table-cell office:value-type="string" calcext:value-type="string">
            <text:p>f(t)</text:p>
          </table:table-cell>
        </table:table-row>
        <table:table-row table:style-name="ro1">
          <table:table-cell table:number-columns-repeated="15"/>
          <table:table-cell office:value-type="float" office:value="0.998334166468282" calcext:value-type="float">
            <text:p>0.998334166468282</text:p>
          </table:table-cell>
        </table:table-row>
        <table:table-row table:style-name="ro1">
          <table:table-cell table:number-columns-repeated="15"/>
          <table:table-cell office:value-type="float" office:value="1.98669330795061" calcext:value-type="float">
            <text:p>1.98669330795061</text:p>
          </table:table-cell>
        </table:table-row>
        <table:table-row table:style-name="ro1">
          <table:table-cell table:number-columns-repeated="15"/>
          <table:table-cell office:value-type="float" office:value="2.9552020666134" calcext:value-type="float">
            <text:p>2.9552020666134</text:p>
          </table:table-cell>
        </table:table-row>
        <table:table-row table:style-name="ro1">
          <table:table-cell table:number-columns-repeated="15"/>
          <table:table-cell office:value-type="float" office:value="3.89418342308651" calcext:value-type="float">
            <text:p>3.89418342308651</text:p>
          </table:table-cell>
        </table:table-row>
        <table:table-row table:style-name="ro1">
          <table:table-cell table:number-columns-repeated="15"/>
          <table:table-cell office:value-type="float" office:value="4.79425538604203" calcext:value-type="float">
            <text:p>4.79425538604203</text:p>
          </table:table-cell>
        </table:table-row>
        <table:table-row table:style-name="ro1">
          <table:table-cell table:number-columns-repeated="15"/>
          <table:table-cell office:value-type="float" office:value="5.64642473395035" calcext:value-type="float">
            <text:p>5.64642473395035</text:p>
          </table:table-cell>
        </table:table-row>
        <table:table-row table:style-name="ro1">
          <table:table-cell table:number-columns-repeated="15"/>
          <table:table-cell office:value-type="float" office:value="6.44217687237691" calcext:value-type="float">
            <text:p>6.44217687237691</text:p>
          </table:table-cell>
        </table:table-row>
        <table:table-row table:style-name="ro1">
          <table:table-cell table:number-columns-repeated="15"/>
          <table:table-cell office:value-type="float" office:value="7.17356090899523" calcext:value-type="float">
            <text:p>7.17356090899523</text:p>
          </table:table-cell>
        </table:table-row>
        <table:table-row table:style-name="ro1">
          <table:table-cell table:number-columns-repeated="15"/>
          <table:table-cell office:value-type="float" office:value="7.83326909627483" calcext:value-type="float">
            <text:p>7.83326909627483</text:p>
          </table:table-cell>
        </table:table-row>
        <table:table-row table:style-name="ro1">
          <table:table-cell table:number-columns-repeated="15"/>
          <table:table-cell office:value-type="float" office:value="8.41470984807897" calcext:value-type="float">
            <text:p>8.41470984807897</text:p>
          </table:table-cell>
        </table:table-row>
        <table:table-row table:style-name="ro1">
          <table:table-cell table:number-columns-repeated="15"/>
          <table:table-cell office:value-type="float" office:value="8.91207360061435" calcext:value-type="float">
            <text:p>8.91207360061435</text:p>
          </table:table-cell>
        </table:table-row>
        <table:table-row table:style-name="ro1">
          <table:table-cell table:number-columns-repeated="15"/>
          <table:table-cell office:value-type="float" office:value="9.32039085967226" calcext:value-type="float">
            <text:p>9.32039085967226</text:p>
          </table:table-cell>
        </table:table-row>
        <table:table-row table:style-name="ro1">
          <table:table-cell table:number-columns-repeated="15"/>
          <table:table-cell office:value-type="float" office:value="9.63558185417193" calcext:value-type="float">
            <text:p>9.63558185417193</text:p>
          </table:table-cell>
        </table:table-row>
        <table:table-row table:style-name="ro1">
          <table:table-cell table:number-columns-repeated="15"/>
          <table:table-cell office:value-type="float" office:value="9.8544972998846" calcext:value-type="float">
            <text:p>9.8544972998846</text:p>
          </table:table-cell>
        </table:table-row>
        <table:table-row table:style-name="ro1">
          <table:table-cell table:number-columns-repeated="15"/>
          <table:table-cell office:value-type="float" office:value="9.97494986604055" calcext:value-type="float">
            <text:p>9.97494986604055</text:p>
          </table:table-cell>
        </table:table-row>
        <table:table-row table:style-name="ro1">
          <table:table-cell table:number-columns-repeated="15"/>
          <table:table-cell office:value-type="float" office:value="9.99573603041505" calcext:value-type="float">
            <text:p>9.99573603041505</text:p>
          </table:table-cell>
        </table:table-row>
        <table:table-row table:style-name="ro1">
          <table:table-cell table:number-columns-repeated="15"/>
          <table:table-cell office:value-type="float" office:value="9.91664810452469" calcext:value-type="float">
            <text:p>9.91664810452469</text:p>
          </table:table-cell>
        </table:table-row>
        <table:table-row table:style-name="ro1">
          <table:table-cell table:number-columns-repeated="15"/>
          <table:table-cell office:value-type="float" office:value="9.73847630878195" calcext:value-type="float">
            <text:p>9.73847630878195</text:p>
          </table:table-cell>
        </table:table-row>
        <table:table-row table:style-name="ro1">
          <table:table-cell table:number-columns-repeated="15"/>
          <table:table-cell office:value-type="float" office:value="9.46300087687414" calcext:value-type="float">
            <text:p>9.46300087687414</text:p>
          </table:table-cell>
        </table:table-row>
        <table:table-row table:style-name="ro1">
          <table:table-cell table:number-columns-repeated="15"/>
          <table:table-cell office:value-type="float" office:value="9.09297426825682" calcext:value-type="float">
            <text:p>9.09297426825682</text:p>
          </table:table-cell>
        </table:table-row>
        <table:table-row table:style-name="ro1">
          <table:table-cell table:number-columns-repeated="15"/>
          <table:table-cell office:value-type="float" office:value="8.63209366648874" calcext:value-type="float">
            <text:p>8.63209366648874</text:p>
          </table:table-cell>
        </table:table-row>
        <table:table-row table:style-name="ro1">
          <table:table-cell table:number-columns-repeated="15"/>
          <table:table-cell office:value-type="float" office:value="8.0849640381959" calcext:value-type="float">
            <text:p>8.0849640381959</text:p>
          </table:table-cell>
        </table:table-row>
        <table:table-row table:style-name="ro1">
          <table:table-cell table:number-columns-repeated="15"/>
          <table:table-cell office:value-type="float" office:value="7.4570521217672" calcext:value-type="float">
            <text:p>7.4570521217672</text:p>
          </table:table-cell>
        </table:table-row>
        <table:table-row table:style-name="ro1">
          <table:table-cell table:number-columns-repeated="15"/>
          <table:table-cell office:value-type="float" office:value="6.75463180551151" calcext:value-type="float">
            <text:p>6.75463180551151</text:p>
          </table:table-cell>
        </table:table-row>
        <table:table-row table:style-name="ro1">
          <table:table-cell table:number-columns-repeated="15"/>
          <table:table-cell office:value-type="float" office:value="5.98472144103956" calcext:value-type="float">
            <text:p>5.98472144103956</text:p>
          </table:table-cell>
        </table:table-row>
        <table:table-row table:style-name="ro1">
          <table:table-cell table:number-columns-repeated="15"/>
          <table:table-cell office:value-type="float" office:value="5.15501371821464" calcext:value-type="float">
            <text:p>5.15501371821464</text:p>
          </table:table-cell>
        </table:table-row>
        <table:table-row table:style-name="ro1">
          <table:table-cell table:number-columns-repeated="15"/>
          <table:table-cell office:value-type="float" office:value="4.2737988023383" calcext:value-type="float">
            <text:p>4.2737988023383</text:p>
          </table:table-cell>
        </table:table-row>
        <table:table-row table:style-name="ro1">
          <table:table-cell table:number-columns-repeated="15"/>
          <table:table-cell office:value-type="float" office:value="3.34988150155905" calcext:value-type="float">
            <text:p>3.34988150155905</text:p>
          </table:table-cell>
        </table:table-row>
        <table:table-row table:style-name="ro1">
          <table:table-cell table:number-columns-repeated="15"/>
          <table:table-cell office:value-type="float" office:value="2.39249329213982" calcext:value-type="float">
            <text:p>2.39249329213982</text:p>
          </table:table-cell>
        </table:table-row>
        <table:table-row table:style-name="ro1">
          <table:table-cell table:number-columns-repeated="15"/>
          <table:table-cell office:value-type="float" office:value="1.41120008059867" calcext:value-type="float">
            <text:p>1.41120008059867</text:p>
          </table:table-cell>
        </table:table-row>
        <table:table-row table:style-name="ro1">
          <table:table-cell table:number-columns-repeated="15"/>
          <table:table-cell office:value-type="float" office:value="0.415806624332905" calcext:value-type="float">
            <text:p>0.415806624332905</text:p>
          </table:table-cell>
        </table:table-row>
        <table:table-row table:style-name="ro1">
          <table:table-cell table:number-columns-repeated="15"/>
          <table:table-cell office:value-type="float" office:value="-0.583741434275801" calcext:value-type="float">
            <text:p>-0.583741434275801</text:p>
          </table:table-cell>
        </table:table-row>
        <table:table-row table:style-name="ro1">
          <table:table-cell table:number-columns-repeated="15"/>
          <table:table-cell office:value-type="float" office:value="-1.57745694143248" calcext:value-type="float">
            <text:p>-1.57745694143248</text:p>
          </table:table-cell>
        </table:table-row>
        <table:table-row table:style-name="ro1">
          <table:table-cell table:number-columns-repeated="15"/>
          <table:table-cell office:value-type="float" office:value="-2.55541102026831" calcext:value-type="float">
            <text:p>-2.55541102026831</text:p>
          </table:table-cell>
        </table:table-row>
        <table:table-row table:style-name="ro1">
          <table:table-cell table:number-columns-repeated="15"/>
          <table:table-cell office:value-type="float" office:value="-3.5078322768962" calcext:value-type="float">
            <text:p>-3.5078322768962</text:p>
          </table:table-cell>
        </table:table-row>
        <table:table-row table:style-name="ro1">
          <table:table-cell table:number-columns-repeated="15"/>
          <table:table-cell office:value-type="float" office:value="-4.42520443294853" calcext:value-type="float">
            <text:p>-4.42520443294853</text:p>
          </table:table-cell>
        </table:table-row>
        <table:table-row table:style-name="ro1">
          <table:table-cell table:number-columns-repeated="15"/>
          <table:table-cell office:value-type="float" office:value="-5.29836140908493" calcext:value-type="float">
            <text:p>-5.29836140908493</text:p>
          </table:table-cell>
        </table:table-row>
        <table:table-row table:style-name="ro1">
          <table:table-cell table:number-columns-repeated="15"/>
          <table:table-cell office:value-type="float" office:value="-6.11857890942719" calcext:value-type="float">
            <text:p>-6.11857890942719</text:p>
          </table:table-cell>
        </table:table-row>
        <table:table-row table:style-name="ro1">
          <table:table-cell table:number-columns-repeated="15"/>
          <table:table-cell office:value-type="float" office:value="-6.87766159183974" calcext:value-type="float">
            <text:p>-6.87766159183974</text:p>
          </table:table-cell>
        </table:table-row>
        <table:table-row table:style-name="ro1">
          <table:table-cell table:number-columns-repeated="15"/>
          <table:table-cell office:value-type="float" office:value="-7.56802495307928" calcext:value-type="float">
            <text:p>-7.56802495307928</text:p>
          </table:table-cell>
        </table:table-row>
      </table:table>
      <table:table table:name="Sheet1" table:style-name="ta1">
        <table:shapes>
          <draw:frame draw:z-index="0" draw:style-name="gr1" draw:text-style-name="P1" svg:width="9.6575in" svg:height="6.2992in" svg:x="0in" svg:y="0in">
            <draw:object draw:notify-on-update-of-ranges="Sheet1.L2:Sheet1.L60 Sheet1.M1:Sheet1.M1 Sheet1.M2:Sheet1.M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6575in" svg:height="6.2992in" svg:x="0in" svg:y="6.6929in">
            <draw:object draw:notify-on-update-of-ranges="Sheet1.L2:Sheet1.L60 Sheet1.N1:Sheet1.N1 Sheet1.N2:Sheet1.N6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9.6575in" svg:height="6.2992in" svg:x="0in" svg:y="13.3858in">
            <draw:object draw:notify-on-update-of-ranges="Sheet1.O2:Sheet1.O60 Sheet1.P1:Sheet1.P1 Sheet1.P2:Sheet1.P6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9.6575in" svg:height="6.2992in" svg:x="0in" svg:y="20.0787in">
            <draw:object draw:notify-on-update-of-ranges="Sheet1.O2:Sheet1.O60 Sheet1.Q1:Sheet1.Q1 Sheet1.Q2:Sheet1.Q6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9.6575in" svg:height="6.2992in" svg:x="0in" svg:y="26.7717in">
            <draw:object draw:notify-on-update-of-ranges="Sheet1.R2:Sheet1.R60 Sheet1.S1:Sheet1.S1 Sheet1.S2:Sheet1.S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9.6575in" svg:height="6.2992in" svg:x="0in" svg:y="33.4646in">
            <draw:object draw:notify-on-update-of-ranges="Sheet1.R2:Sheet1.R60 Sheet1.T1:Sheet1.T1 Sheet1.T2:Sheet1.T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6" draw:style-name="gr1" draw:text-style-name="P1" svg:width="9.6575in" svg:height="6.2992in" svg:x="0in" svg:y="40.1575in">
            <draw:object draw:notify-on-update-of-ranges="Sheet1.U2:Sheet1.U60 Sheet1.V1:Sheet1.V1 Sheet1.V2:Sheet1.V6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1" draw:text-style-name="P1" svg:width="9.6575in" svg:height="6.2992in" svg:x="0in" svg:y="46.8504in">
            <draw:object draw:notify-on-update-of-ranges="Sheet1.U2:Sheet1.U60 Sheet1.W1:Sheet1.W1 Sheet1.W2:Sheet1.W60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1" draw:text-style-name="P1" svg:width="9.6575in" svg:height="6.2992in" svg:x="0in" svg:y="53.5433in">
            <draw:object draw:notify-on-update-of-ranges="Sheet1.X2:Sheet1.X60 Sheet1.Y1:Sheet1.Y1 Sheet1.Y2:Sheet1.Y6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9" draw:style-name="gr1" draw:text-style-name="P1" svg:width="9.6575in" svg:height="6.2992in" svg:x="0in" svg:y="60.2362in">
            <draw:object draw:notify-on-update-of-ranges="Sheet1.X2:Sheet1.X60 Sheet1.Z1:Sheet1.Z1 Sheet1.Z2:Sheet1.Z6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11"/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Resilient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QuickPropagatio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ScaledConjugateGradien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nhattanPropagation</text:p>
          </table:table-cell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12423" calcext:value-type="float">
            <text:p>12423</text:p>
          </table:table-cell>
          <table:table-cell office:value-type="float" office:value="0.00000173677558341894" calcext:value-type="float">
            <text:p>1.73677558341894E-06</text:p>
          </table:table-cell>
          <table:table-cell office:value-type="float" office:value="1" calcext:value-type="float">
            <text:p>1</text:p>
          </table:table-cell>
          <table:table-cell office:value-type="float" office:value="18290" calcext:value-type="float">
            <text:p>182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" calcext:value-type="float">
            <text:p>1</text:p>
          </table:table-cell>
          <table:table-cell office:value-type="float" office:value="19329" calcext:value-type="float">
            <text:p>19329</text:p>
          </table:table-cell>
          <table:table-cell office:value-type="float" office:value="0.00000778522542847362" calcext:value-type="float">
            <text:p>7.78522542847362E-06</text:p>
          </table:table-cell>
          <table:table-cell office:value-type="float" office:value="1" calcext:value-type="float">
            <text:p>1</text:p>
          </table:table-cell>
          <table:table-cell office:value-type="float" office:value="9653" calcext:value-type="float">
            <text:p>9653</text:p>
          </table:table-cell>
          <table:table-cell office:value-type="float" office:value="0.00000005470829155701" calcext:value-type="float">
            <text:p>5.470829155701E-08</text:p>
          </table:table-cell>
          <table:table-cell office:value-type="float" office:value="1" calcext:value-type="float">
            <text:p>1</text:p>
          </table:table-cell>
          <table:table-cell office:value-type="float" office:value="20604" calcext:value-type="float">
            <text:p>2060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29959" calcext:value-type="float">
            <text:p>29959</text:p>
          </table:table-cell>
          <table:table-cell office:value-type="float" office:value="0.0000004478843207601" calcext:value-type="float">
            <text:p>4.478843207601E-07</text:p>
          </table:table-cell>
          <table:table-cell office:value-type="float" office:value="2" calcext:value-type="float">
            <text:p>2</text:p>
          </table:table-cell>
          <table:table-cell office:value-type="float" office:value="38328" calcext:value-type="float">
            <text:p>3832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" calcext:value-type="float">
            <text:p>2</text:p>
          </table:table-cell>
          <table:table-cell office:value-type="float" office:value="38541" calcext:value-type="float">
            <text:p>38541</text:p>
          </table:table-cell>
          <table:table-cell office:value-type="float" office:value="0.0000012654204978791" calcext:value-type="float">
            <text:p>1.2654204978791E-06</text:p>
          </table:table-cell>
          <table:table-cell office:value-type="float" office:value="2" calcext:value-type="float">
            <text:p>2</text:p>
          </table:table-cell>
          <table:table-cell office:value-type="float" office:value="21120" calcext:value-type="float">
            <text:p>21120</text:p>
          </table:table-cell>
          <table:table-cell office:value-type="float" office:value="0.00000005469170509238" calcext:value-type="float">
            <text:p>5.469170509238E-08</text:p>
          </table:table-cell>
          <table:table-cell office:value-type="float" office:value="2" calcext:value-type="float">
            <text:p>2</text:p>
          </table:table-cell>
          <table:table-cell office:value-type="float" office:value="41168" calcext:value-type="float">
            <text:p>4116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46354" calcext:value-type="float">
            <text:p>46354</text:p>
          </table:table-cell>
          <table:table-cell office:value-type="float" office:value="0.00000029418887889823" calcext:value-type="float">
            <text:p>2.9418887889823E-07</text:p>
          </table:table-cell>
          <table:table-cell office:value-type="float" office:value="3" calcext:value-type="float">
            <text:p>3</text:p>
          </table:table-cell>
          <table:table-cell office:value-type="float" office:value="58030" calcext:value-type="float">
            <text:p>5803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" calcext:value-type="float">
            <text:p>3</text:p>
          </table:table-cell>
          <table:table-cell office:value-type="float" office:value="55350" calcext:value-type="float">
            <text:p>55350</text:p>
          </table:table-cell>
          <table:table-cell office:value-type="float" office:value="0.00000075293160047506" calcext:value-type="float">
            <text:p>7.5293160047506E-07</text:p>
          </table:table-cell>
          <table:table-cell office:value-type="float" office:value="3" calcext:value-type="float">
            <text:p>3</text:p>
          </table:table-cell>
          <table:table-cell office:value-type="float" office:value="31754" calcext:value-type="float">
            <text:p>31754</text:p>
          </table:table-cell>
          <table:table-cell office:value-type="float" office:value="0.00000005467843586709" calcext:value-type="float">
            <text:p>5.467843586709E-08</text:p>
          </table:table-cell>
          <table:table-cell office:value-type="float" office:value="3" calcext:value-type="float">
            <text:p>3</text:p>
          </table:table-cell>
          <table:table-cell office:value-type="float" office:value="61672" calcext:value-type="float">
            <text:p>6167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" calcext:value-type="float">
            <text:p>4</text:p>
          </table:table-cell>
          <table:table-cell office:value-type="float" office:value="64793" calcext:value-type="float">
            <text:p>64793</text:p>
          </table:table-cell>
          <table:table-cell office:value-type="float" office:value="0.00000024549557085794" calcext:value-type="float">
            <text:p>2.4549557085794E-07</text:p>
          </table:table-cell>
          <table:table-cell office:value-type="float" office:value="4" calcext:value-type="float">
            <text:p>4</text:p>
          </table:table-cell>
          <table:table-cell office:value-type="float" office:value="77861" calcext:value-type="float">
            <text:p>778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" calcext:value-type="float">
            <text:p>4</text:p>
          </table:table-cell>
          <table:table-cell office:value-type="float" office:value="73052" calcext:value-type="float">
            <text:p>73052</text:p>
          </table:table-cell>
          <table:table-cell office:value-type="float" office:value="0.0000003330330608668" calcext:value-type="float">
            <text:p>3.330330608668E-07</text:p>
          </table:table-cell>
          <table:table-cell office:value-type="float" office:value="4" calcext:value-type="float">
            <text:p>4</text:p>
          </table:table-cell>
          <table:table-cell office:value-type="float" office:value="42983" calcext:value-type="float">
            <text:p>42983</text:p>
          </table:table-cell>
          <table:table-cell office:value-type="float" office:value="0.00000005466885323942" calcext:value-type="float">
            <text:p>5.466885323942E-08</text:p>
          </table:table-cell>
          <table:table-cell office:value-type="float" office:value="4" calcext:value-type="float">
            <text:p>4</text:p>
          </table:table-cell>
          <table:table-cell office:value-type="float" office:value="82616" calcext:value-type="float">
            <text:p>8261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83996" calcext:value-type="float">
            <text:p>83996</text:p>
          </table:table-cell>
          <table:table-cell office:value-type="float" office:value="0.00000022649417094244" calcext:value-type="float">
            <text:p>2.2649417094244E-07</text:p>
          </table:table-cell>
          <table:table-cell office:value-type="float" office:value="5" calcext:value-type="float">
            <text:p>5</text:p>
          </table:table-cell>
          <table:table-cell office:value-type="float" office:value="97794" calcext:value-type="float">
            <text:p>9779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" calcext:value-type="float">
            <text:p>5</text:p>
          </table:table-cell>
          <table:table-cell office:value-type="float" office:value="90917" calcext:value-type="float">
            <text:p>90917</text:p>
          </table:table-cell>
          <table:table-cell office:value-type="float" office:value="0.00000034518716085685" calcext:value-type="float">
            <text:p>3.4518716085685E-07</text:p>
          </table:table-cell>
          <table:table-cell office:value-type="float" office:value="5" calcext:value-type="float">
            <text:p>5</text:p>
          </table:table-cell>
          <table:table-cell office:value-type="float" office:value="54316" calcext:value-type="float">
            <text:p>54316</text:p>
          </table:table-cell>
          <table:table-cell office:value-type="float" office:value="0.00000001586217443813" calcext:value-type="float">
            <text:p>1.586217443813E-08</text:p>
          </table:table-cell>
          <table:table-cell office:value-type="float" office:value="5" calcext:value-type="float">
            <text:p>5</text:p>
          </table:table-cell>
          <table:table-cell office:value-type="float" office:value="103041" calcext:value-type="float">
            <text:p>1030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6" calcext:value-type="float">
            <text:p>6</text:p>
          </table:table-cell>
          <table:table-cell office:value-type="float" office:value="103400" calcext:value-type="float">
            <text:p>103400</text:p>
          </table:table-cell>
          <table:table-cell office:value-type="float" office:value="0.00000021590958573287" calcext:value-type="float">
            <text:p>2.1590958573287E-07</text:p>
          </table:table-cell>
          <table:table-cell office:value-type="float" office:value="6" calcext:value-type="float">
            <text:p>6</text:p>
          </table:table-cell>
          <table:table-cell office:value-type="float" office:value="117523" calcext:value-type="float">
            <text:p>11752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6" calcext:value-type="float">
            <text:p>6</text:p>
          </table:table-cell>
          <table:table-cell office:value-type="float" office:value="106456" calcext:value-type="float">
            <text:p>106456</text:p>
          </table:table-cell>
          <table:table-cell office:value-type="float" office:value="0.00000025692983373118" calcext:value-type="float">
            <text:p>2.5692983373118E-07</text:p>
          </table:table-cell>
          <table:table-cell office:value-type="float" office:value="6" calcext:value-type="float">
            <text:p>6</text:p>
          </table:table-cell>
          <table:table-cell office:value-type="float" office:value="65702" calcext:value-type="float">
            <text:p>65702</text:p>
          </table:table-cell>
          <table:table-cell office:value-type="float" office:value="0.00000001554498197114" calcext:value-type="float">
            <text:p>1.554498197114E-08</text:p>
          </table:table-cell>
          <table:table-cell office:value-type="float" office:value="6" calcext:value-type="float">
            <text:p>6</text:p>
          </table:table-cell>
          <table:table-cell office:value-type="float" office:value="123470" calcext:value-type="float">
            <text:p>12347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23195" calcext:value-type="float">
            <text:p>123195</text:p>
          </table:table-cell>
          <table:table-cell office:value-type="float" office:value="0.00000020791573274474" calcext:value-type="float">
            <text:p>2.0791573274474E-07</text:p>
          </table:table-cell>
          <table:table-cell office:value-type="float" office:value="7" calcext:value-type="float">
            <text:p>7</text:p>
          </table:table-cell>
          <table:table-cell office:value-type="float" office:value="137425" calcext:value-type="float">
            <text:p>13742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7" calcext:value-type="float">
            <text:p>7</text:p>
          </table:table-cell>
          <table:table-cell office:value-type="float" office:value="124790" calcext:value-type="float">
            <text:p>124790</text:p>
          </table:table-cell>
          <table:table-cell office:value-type="float" office:value="0.00000025960649575505" calcext:value-type="float">
            <text:p>2.5960649575505E-07</text:p>
          </table:table-cell>
          <table:table-cell office:value-type="float" office:value="7" calcext:value-type="float">
            <text:p>7</text:p>
          </table:table-cell>
          <table:table-cell office:value-type="float" office:value="77020" calcext:value-type="float">
            <text:p>77020</text:p>
          </table:table-cell>
          <table:table-cell office:value-type="float" office:value="0.00000001553217291741" calcext:value-type="float">
            <text:p>1.553217291741E-08</text:p>
          </table:table-cell>
          <table:table-cell office:value-type="float" office:value="7" calcext:value-type="float">
            <text:p>7</text:p>
          </table:table-cell>
          <table:table-cell office:value-type="float" office:value="144250" calcext:value-type="float">
            <text:p>14425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42837" calcext:value-type="float">
            <text:p>142837</text:p>
          </table:table-cell>
          <table:table-cell office:value-type="float" office:value="0.00000020122551314982" calcext:value-type="float">
            <text:p>2.0122551314982E-07</text:p>
          </table:table-cell>
          <table:table-cell office:value-type="float" office:value="8" calcext:value-type="float">
            <text:p>8</text:p>
          </table:table-cell>
          <table:table-cell office:value-type="float" office:value="157099" calcext:value-type="float">
            <text:p>1570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8" calcext:value-type="float">
            <text:p>8</text:p>
          </table:table-cell>
          <table:table-cell office:value-type="float" office:value="141641" calcext:value-type="float">
            <text:p>141641</text:p>
          </table:table-cell>
          <table:table-cell office:value-type="float" office:value="0.00000023775616928815" calcext:value-type="float">
            <text:p>2.3775616928815E-07</text:p>
          </table:table-cell>
          <table:table-cell office:value-type="float" office:value="8" calcext:value-type="float">
            <text:p>8</text:p>
          </table:table-cell>
          <table:table-cell office:value-type="float" office:value="87594" calcext:value-type="float">
            <text:p>87594</text:p>
          </table:table-cell>
          <table:table-cell office:value-type="float" office:value="0.00000001552624409519" calcext:value-type="float">
            <text:p>1.552624409519E-08</text:p>
          </table:table-cell>
          <table:table-cell office:value-type="float" office:value="8" calcext:value-type="float">
            <text:p>8</text:p>
          </table:table-cell>
          <table:table-cell office:value-type="float" office:value="164395" calcext:value-type="float">
            <text:p>1643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60169" calcext:value-type="float">
            <text:p>160169</text:p>
          </table:table-cell>
          <table:table-cell office:value-type="float" office:value="0.00000019596804138658" calcext:value-type="float">
            <text:p>1.9596804138658E-07</text:p>
          </table:table-cell>
          <table:table-cell office:value-type="float" office:value="9" calcext:value-type="float">
            <text:p>9</text:p>
          </table:table-cell>
          <table:table-cell office:value-type="float" office:value="176887" calcext:value-type="float">
            <text:p>17688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9" calcext:value-type="float">
            <text:p>9</text:p>
          </table:table-cell>
          <table:table-cell office:value-type="float" office:value="155218" calcext:value-type="float">
            <text:p>155218</text:p>
          </table:table-cell>
          <table:table-cell office:value-type="float" office:value="0.00000028096533338511" calcext:value-type="float">
            <text:p>2.8096533338511E-07</text:p>
          </table:table-cell>
          <table:table-cell office:value-type="float" office:value="9" calcext:value-type="float">
            <text:p>9</text:p>
          </table:table-cell>
          <table:table-cell office:value-type="float" office:value="98970" calcext:value-type="float">
            <text:p>98970</text:p>
          </table:table-cell>
          <table:table-cell office:value-type="float" office:value="0.00000001552007539083" calcext:value-type="float">
            <text:p>1.552007539083E-08</text:p>
          </table:table-cell>
          <table:table-cell office:value-type="float" office:value="9" calcext:value-type="float">
            <text:p>9</text:p>
          </table:table-cell>
          <table:table-cell office:value-type="float" office:value="184909" calcext:value-type="float">
            <text:p>1849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0" calcext:value-type="float">
            <text:p>10</text:p>
          </table:table-cell>
          <table:table-cell office:value-type="float" office:value="179985" calcext:value-type="float">
            <text:p>179985</text:p>
          </table:table-cell>
          <table:table-cell office:value-type="float" office:value="0.00000019051600399958" calcext:value-type="float">
            <text:p>1.9051600399958E-07</text:p>
          </table:table-cell>
          <table:table-cell office:value-type="float" office:value="10" calcext:value-type="float">
            <text:p>10</text:p>
          </table:table-cell>
          <table:table-cell office:value-type="float" office:value="196800" calcext:value-type="float">
            <text:p>19680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0" calcext:value-type="float">
            <text:p>10</text:p>
          </table:table-cell>
          <table:table-cell office:value-type="float" office:value="167468" calcext:value-type="float">
            <text:p>167468</text:p>
          </table:table-cell>
          <table:table-cell office:value-type="float" office:value="0.00000021647716979773" calcext:value-type="float">
            <text:p>2.1647716979773E-07</text:p>
          </table:table-cell>
          <table:table-cell office:value-type="float" office:value="10" calcext:value-type="float">
            <text:p>10</text:p>
          </table:table-cell>
          <table:table-cell office:value-type="float" office:value="110566" calcext:value-type="float">
            <text:p>110566</text:p>
          </table:table-cell>
          <table:table-cell office:value-type="float" office:value="0.00000001551417477399" calcext:value-type="float">
            <text:p>1.551417477399E-08</text:p>
          </table:table-cell>
          <table:table-cell office:value-type="float" office:value="10" calcext:value-type="float">
            <text:p>10</text:p>
          </table:table-cell>
          <table:table-cell office:value-type="float" office:value="205513" calcext:value-type="float">
            <text:p>20551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1" calcext:value-type="float">
            <text:p>11</text:p>
          </table:table-cell>
          <table:table-cell office:value-type="float" office:value="199978" calcext:value-type="float">
            <text:p>199978</text:p>
          </table:table-cell>
          <table:table-cell office:value-type="float" office:value="0.00000018550447323199" calcext:value-type="float">
            <text:p>1.8550447323199E-07</text:p>
          </table:table-cell>
          <table:table-cell office:value-type="float" office:value="11" calcext:value-type="float">
            <text:p>11</text:p>
          </table:table-cell>
          <table:table-cell office:value-type="float" office:value="216765" calcext:value-type="float">
            <text:p>21676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1" calcext:value-type="float">
            <text:p>11</text:p>
          </table:table-cell>
          <table:table-cell office:value-type="float" office:value="180521" calcext:value-type="float">
            <text:p>180521</text:p>
          </table:table-cell>
          <table:table-cell office:value-type="float" office:value="0.00000021929719329959" calcext:value-type="float">
            <text:p>2.1929719329959E-07</text:p>
          </table:table-cell>
          <table:table-cell office:value-type="float" office:value="11" calcext:value-type="float">
            <text:p>11</text:p>
          </table:table-cell>
          <table:table-cell office:value-type="float" office:value="122197" calcext:value-type="float">
            <text:p>122197</text:p>
          </table:table-cell>
          <table:table-cell office:value-type="float" office:value="0.00000001551107118368" calcext:value-type="float">
            <text:p>1.551107118368E-08</text:p>
          </table:table-cell>
          <table:table-cell office:value-type="float" office:value="11" calcext:value-type="float">
            <text:p>11</text:p>
          </table:table-cell>
          <table:table-cell office:value-type="float" office:value="226679" calcext:value-type="float">
            <text:p>22667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19506" calcext:value-type="float">
            <text:p>219506</text:p>
          </table:table-cell>
          <table:table-cell office:value-type="float" office:value="0.00000018100235941659" calcext:value-type="float">
            <text:p>1.8100235941659E-07</text:p>
          </table:table-cell>
          <table:table-cell office:value-type="float" office:value="12" calcext:value-type="float">
            <text:p>12</text:p>
          </table:table-cell>
          <table:table-cell office:value-type="float" office:value="236856" calcext:value-type="float">
            <text:p>2368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2" calcext:value-type="float">
            <text:p>12</text:p>
          </table:table-cell>
          <table:table-cell office:value-type="float" office:value="193984" calcext:value-type="float">
            <text:p>193984</text:p>
          </table:table-cell>
          <table:table-cell office:value-type="float" office:value="0.00000021616668827253" calcext:value-type="float">
            <text:p>2.1616668827253E-07</text:p>
          </table:table-cell>
          <table:table-cell office:value-type="float" office:value="12" calcext:value-type="float">
            <text:p>12</text:p>
          </table:table-cell>
          <table:table-cell office:value-type="float" office:value="133400" calcext:value-type="float">
            <text:p>133400</text:p>
          </table:table-cell>
          <table:table-cell office:value-type="float" office:value="0.0000000155054807429" calcext:value-type="float">
            <text:p>1.55054807429E-08</text:p>
          </table:table-cell>
          <table:table-cell office:value-type="float" office:value="12" calcext:value-type="float">
            <text:p>12</text:p>
          </table:table-cell>
          <table:table-cell office:value-type="float" office:value="247284" calcext:value-type="float">
            <text:p>24728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3" calcext:value-type="float">
            <text:p>13</text:p>
          </table:table-cell>
          <table:table-cell office:value-type="float" office:value="239020" calcext:value-type="float">
            <text:p>239020</text:p>
          </table:table-cell>
          <table:table-cell office:value-type="float" office:value="0.00000017683052216509" calcext:value-type="float">
            <text:p>1.7683052216509E-07</text:p>
          </table:table-cell>
          <table:table-cell office:value-type="float" office:value="13" calcext:value-type="float">
            <text:p>13</text:p>
          </table:table-cell>
          <table:table-cell office:value-type="float" office:value="256529" calcext:value-type="float">
            <text:p>2565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3" calcext:value-type="float">
            <text:p>13</text:p>
          </table:table-cell>
          <table:table-cell office:value-type="float" office:value="206370" calcext:value-type="float">
            <text:p>206370</text:p>
          </table:table-cell>
          <table:table-cell office:value-type="float" office:value="0.00000021361559320728" calcext:value-type="float">
            <text:p>2.1361559320728E-07</text:p>
          </table:table-cell>
          <table:table-cell office:value-type="float" office:value="13" calcext:value-type="float">
            <text:p>13</text:p>
          </table:table-cell>
          <table:table-cell office:value-type="float" office:value="144616" calcext:value-type="float">
            <text:p>14461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3" calcext:value-type="float">
            <text:p>13</text:p>
          </table:table-cell>
          <table:table-cell office:value-type="float" office:value="267427" calcext:value-type="float">
            <text:p>2674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4" calcext:value-type="float">
            <text:p>14</text:p>
          </table:table-cell>
          <table:table-cell office:value-type="float" office:value="257187" calcext:value-type="float">
            <text:p>257187</text:p>
          </table:table-cell>
          <table:table-cell office:value-type="float" office:value="0.00000017319861866935" calcext:value-type="float">
            <text:p>1.7319861866935E-07</text:p>
          </table:table-cell>
          <table:table-cell office:value-type="float" office:value="14" calcext:value-type="float">
            <text:p>14</text:p>
          </table:table-cell>
          <table:table-cell office:value-type="float" office:value="276824" calcext:value-type="float">
            <text:p>2768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14" calcext:value-type="float">
            <text:p>14</text:p>
          </table:table-cell>
          <table:table-cell office:value-type="float" office:value="217440" calcext:value-type="float">
            <text:p>217440</text:p>
          </table:table-cell>
          <table:table-cell office:value-type="float" office:value="0.00000022272089577484" calcext:value-type="float">
            <text:p>2.2272089577484E-07</text:p>
          </table:table-cell>
          <table:table-cell office:value-type="float" office:value="14" calcext:value-type="float">
            <text:p>14</text:p>
          </table:table-cell>
          <table:table-cell office:value-type="float" office:value="155576" calcext:value-type="float">
            <text:p>1555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4" calcext:value-type="float">
            <text:p>14</text:p>
          </table:table-cell>
          <table:table-cell office:value-type="float" office:value="288031" calcext:value-type="float">
            <text:p>2880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5" calcext:value-type="float">
            <text:p>15</text:p>
          </table:table-cell>
          <table:table-cell office:value-type="float" office:value="276443" calcext:value-type="float">
            <text:p>276443</text:p>
          </table:table-cell>
          <table:table-cell office:value-type="float" office:value="0.00000016957876989303" calcext:value-type="float">
            <text:p>1.6957876989303E-07</text:p>
          </table:table-cell>
          <table:table-cell office:value-type="float" office:value="15" calcext:value-type="float">
            <text:p>15</text:p>
          </table:table-cell>
          <table:table-cell office:value-type="float" office:value="296405" calcext:value-type="float">
            <text:p>29640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5" calcext:value-type="float">
            <text:p>15</text:p>
          </table:table-cell>
          <table:table-cell office:value-type="float" office:value="229529" calcext:value-type="float">
            <text:p>229529</text:p>
          </table:table-cell>
          <table:table-cell office:value-type="float" office:value="0.00000020539726216501" calcext:value-type="float">
            <text:p>2.0539726216501E-07</text:p>
          </table:table-cell>
          <table:table-cell office:value-type="float" office:value="15" calcext:value-type="float">
            <text:p>15</text:p>
          </table:table-cell>
          <table:table-cell office:value-type="float" office:value="166291" calcext:value-type="float">
            <text:p>16629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5" calcext:value-type="float">
            <text:p>15</text:p>
          </table:table-cell>
          <table:table-cell office:value-type="float" office:value="308788" calcext:value-type="float">
            <text:p>30878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296194" calcext:value-type="float">
            <text:p>296194</text:p>
          </table:table-cell>
          <table:table-cell office:value-type="float" office:value="0.00000016608038130508" calcext:value-type="float">
            <text:p>1.6608038130508E-07</text:p>
          </table:table-cell>
          <table:table-cell office:value-type="float" office:value="16" calcext:value-type="float">
            <text:p>16</text:p>
          </table:table-cell>
          <table:table-cell office:value-type="float" office:value="316029" calcext:value-type="float">
            <text:p>3160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6" calcext:value-type="float">
            <text:p>16</text:p>
          </table:table-cell>
          <table:table-cell office:value-type="float" office:value="244808" calcext:value-type="float">
            <text:p>244808</text:p>
          </table:table-cell>
          <table:table-cell office:value-type="float" office:value="0.00000022185092793594" calcext:value-type="float">
            <text:p>2.2185092793594E-07</text:p>
          </table:table-cell>
          <table:table-cell office:value-type="float" office:value="16" calcext:value-type="float">
            <text:p>16</text:p>
          </table:table-cell>
          <table:table-cell office:value-type="float" office:value="177499" calcext:value-type="float">
            <text:p>1774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6" calcext:value-type="float">
            <text:p>16</text:p>
          </table:table-cell>
          <table:table-cell office:value-type="float" office:value="329209" calcext:value-type="float">
            <text:p>32920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7" calcext:value-type="float">
            <text:p>17</text:p>
          </table:table-cell>
          <table:table-cell office:value-type="float" office:value="315780" calcext:value-type="float">
            <text:p>315780</text:p>
          </table:table-cell>
          <table:table-cell office:value-type="float" office:value="0.00000016279939837371" calcext:value-type="float">
            <text:p>1.6279939837371E-07</text:p>
          </table:table-cell>
          <table:table-cell office:value-type="float" office:value="17" calcext:value-type="float">
            <text:p>17</text:p>
          </table:table-cell>
          <table:table-cell office:value-type="float" office:value="333329" calcext:value-type="float">
            <text:p>33332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7" calcext:value-type="float">
            <text:p>17</text:p>
          </table:table-cell>
          <table:table-cell office:value-type="float" office:value="264684" calcext:value-type="float">
            <text:p>264684</text:p>
          </table:table-cell>
          <table:table-cell office:value-type="float" office:value="0.0000002037034642053" calcext:value-type="float">
            <text:p>2.037034642053E-07</text:p>
          </table:table-cell>
          <table:table-cell office:value-type="float" office:value="17" calcext:value-type="float">
            <text:p>17</text:p>
          </table:table-cell>
          <table:table-cell office:value-type="float" office:value="188658" calcext:value-type="float">
            <text:p>1886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7" calcext:value-type="float">
            <text:p>17</text:p>
          </table:table-cell>
          <table:table-cell office:value-type="float" office:value="349774" calcext:value-type="float">
            <text:p>349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18" calcext:value-type="float">
            <text:p>18</text:p>
          </table:table-cell>
          <table:table-cell office:value-type="float" office:value="335652" calcext:value-type="float">
            <text:p>335652</text:p>
          </table:table-cell>
          <table:table-cell office:value-type="float" office:value="0.00000015963955657574" calcext:value-type="float">
            <text:p>1.5963955657574E-07</text:p>
          </table:table-cell>
          <table:table-cell office:value-type="float" office:value="18" calcext:value-type="float">
            <text:p>18</text:p>
          </table:table-cell>
          <table:table-cell office:value-type="float" office:value="351469" calcext:value-type="float">
            <text:p>35146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8" calcext:value-type="float">
            <text:p>18</text:p>
          </table:table-cell>
          <table:table-cell office:value-type="float" office:value="284424" calcext:value-type="float">
            <text:p>284424</text:p>
          </table:table-cell>
          <table:table-cell office:value-type="float" office:value="0.00000019826244412125" calcext:value-type="float">
            <text:p>1.9826244412125E-07</text:p>
          </table:table-cell>
          <table:table-cell office:value-type="float" office:value="18" calcext:value-type="float">
            <text:p>18</text:p>
          </table:table-cell>
          <table:table-cell office:value-type="float" office:value="199724" calcext:value-type="float">
            <text:p>1997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8" calcext:value-type="float">
            <text:p>18</text:p>
          </table:table-cell>
          <table:table-cell office:value-type="float" office:value="370919" calcext:value-type="float">
            <text:p>37091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19" calcext:value-type="float">
            <text:p>19</text:p>
          </table:table-cell>
          <table:table-cell office:value-type="float" office:value="355354" calcext:value-type="float">
            <text:p>355354</text:p>
          </table:table-cell>
          <table:table-cell office:value-type="float" office:value="0.00000015665620010353" calcext:value-type="float">
            <text:p>1.5665620010353E-07</text:p>
          </table:table-cell>
          <table:table-cell office:value-type="float" office:value="19" calcext:value-type="float">
            <text:p>19</text:p>
          </table:table-cell>
          <table:table-cell office:value-type="float" office:value="370337" calcext:value-type="float">
            <text:p>37033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19" calcext:value-type="float">
            <text:p>19</text:p>
          </table:table-cell>
          <table:table-cell office:value-type="float" office:value="301594" calcext:value-type="float">
            <text:p>301594</text:p>
          </table:table-cell>
          <table:table-cell office:value-type="float" office:value="0.00000023412878325765" calcext:value-type="float">
            <text:p>2.3412878325765E-07</text:p>
          </table:table-cell>
          <table:table-cell office:value-type="float" office:value="19" calcext:value-type="float">
            <text:p>19</text:p>
          </table:table-cell>
          <table:table-cell office:value-type="float" office:value="210587" calcext:value-type="float">
            <text:p>2105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19" calcext:value-type="float">
            <text:p>19</text:p>
          </table:table-cell>
          <table:table-cell office:value-type="float" office:value="391495" calcext:value-type="float">
            <text:p>39149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office:value-type="float" office:value="374989" calcext:value-type="float">
            <text:p>374989</text:p>
          </table:table-cell>
          <table:table-cell office:value-type="float" office:value="0.00000015381547687707" calcext:value-type="float">
            <text:p>1.5381547687707E-07</text:p>
          </table:table-cell>
          <table:table-cell office:value-type="float" office:value="20" calcext:value-type="float">
            <text:p>20</text:p>
          </table:table-cell>
          <table:table-cell office:value-type="float" office:value="390256" calcext:value-type="float">
            <text:p>3902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0" calcext:value-type="float">
            <text:p>20</text:p>
          </table:table-cell>
          <table:table-cell office:value-type="float" office:value="319714" calcext:value-type="float">
            <text:p>319714</text:p>
          </table:table-cell>
          <table:table-cell office:value-type="float" office:value="0.00000022822813673097" calcext:value-type="float">
            <text:p>2.2822813673097E-07</text:p>
          </table:table-cell>
          <table:table-cell office:value-type="float" office:value="20" calcext:value-type="float">
            <text:p>20</text:p>
          </table:table-cell>
          <table:table-cell office:value-type="float" office:value="221359" calcext:value-type="float">
            <text:p>22135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0" calcext:value-type="float">
            <text:p>20</text:p>
          </table:table-cell>
          <table:table-cell office:value-type="float" office:value="412385" calcext:value-type="float">
            <text:p>412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1" calcext:value-type="float">
            <text:p>21</text:p>
          </table:table-cell>
          <table:table-cell office:value-type="float" office:value="394805" calcext:value-type="float">
            <text:p>394805</text:p>
          </table:table-cell>
          <table:table-cell office:value-type="float" office:value="0.00000015106931970846" calcext:value-type="float">
            <text:p>1.5106931970846E-07</text:p>
          </table:table-cell>
          <table:table-cell office:value-type="float" office:value="21" calcext:value-type="float">
            <text:p>21</text:p>
          </table:table-cell>
          <table:table-cell office:value-type="float" office:value="410036" calcext:value-type="float">
            <text:p>41003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1" calcext:value-type="float">
            <text:p>21</text:p>
          </table:table-cell>
          <table:table-cell office:value-type="float" office:value="335965" calcext:value-type="float">
            <text:p>335965</text:p>
          </table:table-cell>
          <table:table-cell office:value-type="float" office:value="0.00000022476073865686" calcext:value-type="float">
            <text:p>2.2476073865686E-07</text:p>
          </table:table-cell>
          <table:table-cell office:value-type="float" office:value="21" calcext:value-type="float">
            <text:p>21</text:p>
          </table:table-cell>
          <table:table-cell office:value-type="float" office:value="232487" calcext:value-type="float">
            <text:p>2324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1" calcext:value-type="float">
            <text:p>21</text:p>
          </table:table-cell>
          <table:table-cell office:value-type="float" office:value="433385" calcext:value-type="float">
            <text:p>43338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2" calcext:value-type="float">
            <text:p>22</text:p>
          </table:table-cell>
          <table:table-cell office:value-type="float" office:value="414455" calcext:value-type="float">
            <text:p>414455</text:p>
          </table:table-cell>
          <table:table-cell office:value-type="float" office:value="0.00000014845465988058" calcext:value-type="float">
            <text:p>1.4845465988058E-07</text:p>
          </table:table-cell>
          <table:table-cell office:value-type="float" office:value="22" calcext:value-type="float">
            <text:p>22</text:p>
          </table:table-cell>
          <table:table-cell office:value-type="float" office:value="429913" calcext:value-type="float">
            <text:p>42991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2" calcext:value-type="float">
            <text:p>22</text:p>
          </table:table-cell>
          <table:table-cell office:value-type="float" office:value="348689" calcext:value-type="float">
            <text:p>348689</text:p>
          </table:table-cell>
          <table:table-cell office:value-type="float" office:value="0.00000021600462151132" calcext:value-type="float">
            <text:p>2.1600462151132E-07</text:p>
          </table:table-cell>
          <table:table-cell office:value-type="float" office:value="22" calcext:value-type="float">
            <text:p>22</text:p>
          </table:table-cell>
          <table:table-cell office:value-type="float" office:value="243558" calcext:value-type="float">
            <text:p>2435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2" calcext:value-type="float">
            <text:p>22</text:p>
          </table:table-cell>
          <table:table-cell office:value-type="float" office:value="453824" calcext:value-type="float">
            <text:p>45382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3" calcext:value-type="float">
            <text:p>23</text:p>
          </table:table-cell>
          <table:table-cell office:value-type="float" office:value="433863" calcext:value-type="float">
            <text:p>433863</text:p>
          </table:table-cell>
          <table:table-cell office:value-type="float" office:value="0.00000014596879506569" calcext:value-type="float">
            <text:p>1.4596879506569E-07</text:p>
          </table:table-cell>
          <table:table-cell office:value-type="float" office:value="23" calcext:value-type="float">
            <text:p>23</text:p>
          </table:table-cell>
          <table:table-cell office:value-type="float" office:value="449788" calcext:value-type="float">
            <text:p>4497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3" calcext:value-type="float">
            <text:p>23</text:p>
          </table:table-cell>
          <table:table-cell office:value-type="float" office:value="358702" calcext:value-type="float">
            <text:p>358702</text:p>
          </table:table-cell>
          <table:table-cell office:value-type="float" office:value="0.00000023056988419845" calcext:value-type="float">
            <text:p>2.3056988419845E-07</text:p>
          </table:table-cell>
          <table:table-cell office:value-type="float" office:value="23" calcext:value-type="float">
            <text:p>23</text:p>
          </table:table-cell>
          <table:table-cell office:value-type="float" office:value="254672" calcext:value-type="float">
            <text:p>25467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3" calcext:value-type="float">
            <text:p>23</text:p>
          </table:table-cell>
          <table:table-cell office:value-type="float" office:value="474781" calcext:value-type="float">
            <text:p>47478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24" calcext:value-type="float">
            <text:p>24</text:p>
          </table:table-cell>
          <table:table-cell office:value-type="float" office:value="453216" calcext:value-type="float">
            <text:p>453216</text:p>
          </table:table-cell>
          <table:table-cell office:value-type="float" office:value="0.00000014357753230357" calcext:value-type="float">
            <text:p>1.4357753230357E-07</text:p>
          </table:table-cell>
          <table:table-cell office:value-type="float" office:value="24" calcext:value-type="float">
            <text:p>24</text:p>
          </table:table-cell>
          <table:table-cell office:value-type="float" office:value="469890" calcext:value-type="float">
            <text:p>46989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4" calcext:value-type="float">
            <text:p>24</text:p>
          </table:table-cell>
          <table:table-cell office:value-type="float" office:value="374078" calcext:value-type="float">
            <text:p>374078</text:p>
          </table:table-cell>
          <table:table-cell office:value-type="float" office:value="0.00000031852259313427" calcext:value-type="float">
            <text:p>3.1852259313427E-07</text:p>
          </table:table-cell>
          <table:table-cell office:value-type="float" office:value="24" calcext:value-type="float">
            <text:p>24</text:p>
          </table:table-cell>
          <table:table-cell office:value-type="float" office:value="265645" calcext:value-type="float">
            <text:p>2656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4" calcext:value-type="float">
            <text:p>24</text:p>
          </table:table-cell>
          <table:table-cell office:value-type="float" office:value="495690" calcext:value-type="float">
            <text:p>49569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72796" calcext:value-type="float">
            <text:p>472796</text:p>
          </table:table-cell>
          <table:table-cell office:value-type="float" office:value="0.00000014124010619182" calcext:value-type="float">
            <text:p>1.4124010619182E-07</text:p>
          </table:table-cell>
          <table:table-cell office:value-type="float" office:value="25" calcext:value-type="float">
            <text:p>25</text:p>
          </table:table-cell>
          <table:table-cell office:value-type="float" office:value="489999" calcext:value-type="float">
            <text:p>48999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5" calcext:value-type="float">
            <text:p>25</text:p>
          </table:table-cell>
          <table:table-cell office:value-type="float" office:value="388385" calcext:value-type="float">
            <text:p>388385</text:p>
          </table:table-cell>
          <table:table-cell office:value-type="float" office:value="0.00000016291960667051" calcext:value-type="float">
            <text:p>1.6291960667051E-07</text:p>
          </table:table-cell>
          <table:table-cell office:value-type="float" office:value="25" calcext:value-type="float">
            <text:p>25</text:p>
          </table:table-cell>
          <table:table-cell office:value-type="float" office:value="276599" calcext:value-type="float">
            <text:p>27659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5" calcext:value-type="float">
            <text:p>25</text:p>
          </table:table-cell>
          <table:table-cell office:value-type="float" office:value="516126" calcext:value-type="float">
            <text:p>51612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office:value-type="float" office:value="492160" calcext:value-type="float">
            <text:p>492160</text:p>
          </table:table-cell>
          <table:table-cell office:value-type="float" office:value="0.00000013900333616006" calcext:value-type="float">
            <text:p>1.3900333616006E-07</text:p>
          </table:table-cell>
          <table:table-cell office:value-type="float" office:value="26" calcext:value-type="float">
            <text:p>26</text:p>
          </table:table-cell>
          <table:table-cell office:value-type="float" office:value="509973" calcext:value-type="float">
            <text:p>50997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6" calcext:value-type="float">
            <text:p>26</text:p>
          </table:table-cell>
          <table:table-cell office:value-type="float" office:value="401202" calcext:value-type="float">
            <text:p>401202</text:p>
          </table:table-cell>
          <table:table-cell office:value-type="float" office:value="0.00000014970311527188" calcext:value-type="float">
            <text:p>1.4970311527188E-07</text:p>
          </table:table-cell>
          <table:table-cell office:value-type="float" office:value="26" calcext:value-type="float">
            <text:p>26</text:p>
          </table:table-cell>
          <table:table-cell office:value-type="float" office:value="287432" calcext:value-type="float">
            <text:p>28743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6" calcext:value-type="float">
            <text:p>26</text:p>
          </table:table-cell>
          <table:table-cell office:value-type="float" office:value="536358" calcext:value-type="float">
            <text:p>53635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office:value-type="float" office:value="512197" calcext:value-type="float">
            <text:p>512197</text:p>
          </table:table-cell>
          <table:table-cell office:value-type="float" office:value="0.0000001367615035737" calcext:value-type="float">
            <text:p>1.367615035737E-07</text:p>
          </table:table-cell>
          <table:table-cell office:value-type="float" office:value="27" calcext:value-type="float">
            <text:p>27</text:p>
          </table:table-cell>
          <table:table-cell office:value-type="float" office:value="529997" calcext:value-type="float">
            <text:p>529997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7" calcext:value-type="float">
            <text:p>27</text:p>
          </table:table-cell>
          <table:table-cell office:value-type="float" office:value="420640" calcext:value-type="float">
            <text:p>420640</text:p>
          </table:table-cell>
          <table:table-cell office:value-type="float" office:value="0.00000016120223274415" calcext:value-type="float">
            <text:p>1.6120223274415E-07</text:p>
          </table:table-cell>
          <table:table-cell office:value-type="float" office:value="27" calcext:value-type="float">
            <text:p>27</text:p>
          </table:table-cell>
          <table:table-cell office:value-type="float" office:value="298261" calcext:value-type="float">
            <text:p>29826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7" calcext:value-type="float">
            <text:p>27</text:p>
          </table:table-cell>
          <table:table-cell office:value-type="float" office:value="556960" calcext:value-type="float">
            <text:p>5569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office:value-type="float" office:value="532029" calcext:value-type="float">
            <text:p>532029</text:p>
          </table:table-cell>
          <table:table-cell office:value-type="float" office:value="0.00000013461033880099" calcext:value-type="float">
            <text:p>1.3461033880099E-07</text:p>
          </table:table-cell>
          <table:table-cell office:value-type="float" office:value="28" calcext:value-type="float">
            <text:p>28</text:p>
          </table:table-cell>
          <table:table-cell office:value-type="float" office:value="549661" calcext:value-type="float">
            <text:p>5496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28" calcext:value-type="float">
            <text:p>28</text:p>
          </table:table-cell>
          <table:table-cell office:value-type="float" office:value="438810" calcext:value-type="float">
            <text:p>438810</text:p>
          </table:table-cell>
          <table:table-cell office:value-type="float" office:value="0.00000018382170031493" calcext:value-type="float">
            <text:p>1.8382170031493E-07</text:p>
          </table:table-cell>
          <table:table-cell office:value-type="float" office:value="28" calcext:value-type="float">
            <text:p>28</text:p>
          </table:table-cell>
          <table:table-cell office:value-type="float" office:value="309274" calcext:value-type="float">
            <text:p>30927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8" calcext:value-type="float">
            <text:p>28</text:p>
          </table:table-cell>
          <table:table-cell office:value-type="float" office:value="577396" calcext:value-type="float">
            <text:p>57739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office:value-type="float" office:value="551226" calcext:value-type="float">
            <text:p>551226</text:p>
          </table:table-cell>
          <table:table-cell office:value-type="float" office:value="0.00000013258800369469" calcext:value-type="float">
            <text:p>1.3258800369469E-07</text:p>
          </table:table-cell>
          <table:table-cell office:value-type="float" office:value="29" calcext:value-type="float">
            <text:p>29</text:p>
          </table:table-cell>
          <table:table-cell office:value-type="float" office:value="569702" calcext:value-type="float">
            <text:p>5697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29" calcext:value-type="float">
            <text:p>29</text:p>
          </table:table-cell>
          <table:table-cell office:value-type="float" office:value="456166" calcext:value-type="float">
            <text:p>456166</text:p>
          </table:table-cell>
          <table:table-cell office:value-type="float" office:value="0.00000019909493338984" calcext:value-type="float">
            <text:p>1.9909493338984E-07</text:p>
          </table:table-cell>
          <table:table-cell office:value-type="float" office:value="29" calcext:value-type="float">
            <text:p>29</text:p>
          </table:table-cell>
          <table:table-cell office:value-type="float" office:value="320107" calcext:value-type="float">
            <text:p>3201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29" calcext:value-type="float">
            <text:p>29</text:p>
          </table:table-cell>
          <table:table-cell office:value-type="float" office:value="598063" calcext:value-type="float">
            <text:p>598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office:value-type="float" office:value="571022" calcext:value-type="float">
            <text:p>571022</text:p>
          </table:table-cell>
          <table:table-cell office:value-type="float" office:value="0.00000013056047684446" calcext:value-type="float">
            <text:p>1.3056047684446E-07</text:p>
          </table:table-cell>
          <table:table-cell office:value-type="float" office:value="30" calcext:value-type="float">
            <text:p>30</text:p>
          </table:table-cell>
          <table:table-cell office:value-type="float" office:value="589261" calcext:value-type="float">
            <text:p>58926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0" calcext:value-type="float">
            <text:p>30</text:p>
          </table:table-cell>
          <table:table-cell office:value-type="float" office:value="470991" calcext:value-type="float">
            <text:p>470991</text:p>
          </table:table-cell>
          <table:table-cell office:value-type="float" office:value="0.0000002971249242921" calcext:value-type="float">
            <text:p>2.971249242921E-07</text:p>
          </table:table-cell>
          <table:table-cell office:value-type="float" office:value="30" calcext:value-type="float">
            <text:p>30</text:p>
          </table:table-cell>
          <table:table-cell office:value-type="float" office:value="331185" calcext:value-type="float">
            <text:p>33118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0" calcext:value-type="float">
            <text:p>30</text:p>
          </table:table-cell>
          <table:table-cell office:value-type="float" office:value="618356" calcext:value-type="float">
            <text:p>61835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office:value-type="float" office:value="590218" calcext:value-type="float">
            <text:p>590218</text:p>
          </table:table-cell>
          <table:table-cell office:value-type="float" office:value="0.00000012864725720635" calcext:value-type="float">
            <text:p>1.2864725720635E-07</text:p>
          </table:table-cell>
          <table:table-cell office:value-type="float" office:value="31" calcext:value-type="float">
            <text:p>31</text:p>
          </table:table-cell>
          <table:table-cell office:value-type="float" office:value="609241" calcext:value-type="float">
            <text:p>6092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1" calcext:value-type="float">
            <text:p>31</text:p>
          </table:table-cell>
          <table:table-cell office:value-type="float" office:value="486773" calcext:value-type="float">
            <text:p>486773</text:p>
          </table:table-cell>
          <table:table-cell office:value-type="float" office:value="0.00000021771562303421" calcext:value-type="float">
            <text:p>2.1771562303421E-07</text:p>
          </table:table-cell>
          <table:table-cell office:value-type="float" office:value="31" calcext:value-type="float">
            <text:p>31</text:p>
          </table:table-cell>
          <table:table-cell office:value-type="float" office:value="342108" calcext:value-type="float">
            <text:p>34210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1" calcext:value-type="float">
            <text:p>31</text:p>
          </table:table-cell>
          <table:table-cell office:value-type="float" office:value="639082" calcext:value-type="float">
            <text:p>63908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office:value-type="float" office:value="610207" calcext:value-type="float">
            <text:p>610207</text:p>
          </table:table-cell>
          <table:table-cell office:value-type="float" office:value="0.0000001267071782557" calcext:value-type="float">
            <text:p>1.267071782557E-07</text:p>
          </table:table-cell>
          <table:table-cell office:value-type="float" office:value="32" calcext:value-type="float">
            <text:p>32</text:p>
          </table:table-cell>
          <table:table-cell office:value-type="float" office:value="629064" calcext:value-type="float">
            <text:p>62906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2" calcext:value-type="float">
            <text:p>32</text:p>
          </table:table-cell>
          <table:table-cell office:value-type="float" office:value="501177" calcext:value-type="float">
            <text:p>501177</text:p>
          </table:table-cell>
          <table:table-cell office:value-type="float" office:value="0.00000116215385139243" calcext:value-type="float">
            <text:p>1.16215385139243E-06</text:p>
          </table:table-cell>
          <table:table-cell office:value-type="float" office:value="32" calcext:value-type="float">
            <text:p>32</text:p>
          </table:table-cell>
          <table:table-cell office:value-type="float" office:value="353250" calcext:value-type="float">
            <text:p>35325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2" calcext:value-type="float">
            <text:p>32</text:p>
          </table:table-cell>
          <table:table-cell office:value-type="float" office:value="659749" calcext:value-type="float">
            <text:p>65974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office:value-type="float" office:value="629761" calcext:value-type="float">
            <text:p>629761</text:p>
          </table:table-cell>
          <table:table-cell office:value-type="float" office:value="0.00000012485806192476" calcext:value-type="float">
            <text:p>1.2485806192476E-07</text:p>
          </table:table-cell>
          <table:table-cell office:value-type="float" office:value="33" calcext:value-type="float">
            <text:p>33</text:p>
          </table:table-cell>
          <table:table-cell office:value-type="float" office:value="649132" calcext:value-type="float">
            <text:p>64913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3" calcext:value-type="float">
            <text:p>33</text:p>
          </table:table-cell>
          <table:table-cell office:value-type="float" office:value="516881" calcext:value-type="float">
            <text:p>516881</text:p>
          </table:table-cell>
          <table:table-cell office:value-type="float" office:value="0.00000020174198708964" calcext:value-type="float">
            <text:p>2.0174198708964E-07</text:p>
          </table:table-cell>
          <table:table-cell office:value-type="float" office:value="33" calcext:value-type="float">
            <text:p>33</text:p>
          </table:table-cell>
          <table:table-cell office:value-type="float" office:value="364512" calcext:value-type="float">
            <text:p>36451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3" calcext:value-type="float">
            <text:p>33</text:p>
          </table:table-cell>
          <table:table-cell office:value-type="float" office:value="679930" calcext:value-type="float">
            <text:p>67993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office:value-type="float" office:value="648177" calcext:value-type="float">
            <text:p>648177</text:p>
          </table:table-cell>
          <table:table-cell office:value-type="float" office:value="0.00000012315841425159" calcext:value-type="float">
            <text:p>1.2315841425159E-07</text:p>
          </table:table-cell>
          <table:table-cell office:value-type="float" office:value="34" calcext:value-type="float">
            <text:p>34</text:p>
          </table:table-cell>
          <table:table-cell office:value-type="float" office:value="668226" calcext:value-type="float">
            <text:p>66822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4" calcext:value-type="float">
            <text:p>34</text:p>
          </table:table-cell>
          <table:table-cell office:value-type="float" office:value="535464" calcext:value-type="float">
            <text:p>535464</text:p>
          </table:table-cell>
          <table:table-cell office:value-type="float" office:value="0.00000020634059497392" calcext:value-type="float">
            <text:p>2.0634059497392E-07</text:p>
          </table:table-cell>
          <table:table-cell office:value-type="float" office:value="34" calcext:value-type="float">
            <text:p>34</text:p>
          </table:table-cell>
          <table:table-cell office:value-type="float" office:value="375527" calcext:value-type="float">
            <text:p>37552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4" calcext:value-type="float">
            <text:p>34</text:p>
          </table:table-cell>
          <table:table-cell office:value-type="float" office:value="700512" calcext:value-type="float">
            <text:p>70051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office:value-type="float" office:value="666767" calcext:value-type="float">
            <text:p>666767</text:p>
          </table:table-cell>
          <table:table-cell office:value-type="float" office:value="0.00000012148195047725" calcext:value-type="float">
            <text:p>1.2148195047725E-07</text:p>
          </table:table-cell>
          <table:table-cell office:value-type="float" office:value="35" calcext:value-type="float">
            <text:p>35</text:p>
          </table:table-cell>
          <table:table-cell office:value-type="float" office:value="688415" calcext:value-type="float">
            <text:p>6884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5" calcext:value-type="float">
            <text:p>35</text:p>
          </table:table-cell>
          <table:table-cell office:value-type="float" office:value="554707" calcext:value-type="float">
            <text:p>554707</text:p>
          </table:table-cell>
          <table:table-cell office:value-type="float" office:value="0.00000021706521165501" calcext:value-type="float">
            <text:p>2.1706521165501E-07</text:p>
          </table:table-cell>
          <table:table-cell office:value-type="float" office:value="35" calcext:value-type="float">
            <text:p>35</text:p>
          </table:table-cell>
          <table:table-cell office:value-type="float" office:value="386689" calcext:value-type="float">
            <text:p>38668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5" calcext:value-type="float">
            <text:p>35</text:p>
          </table:table-cell>
          <table:table-cell office:value-type="float" office:value="720955" calcext:value-type="float">
            <text:p>72095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office:value-type="float" office:value="681620" calcext:value-type="float">
            <text:p>681620</text:p>
          </table:table-cell>
          <table:table-cell office:value-type="float" office:value="0.00000012016965858142" calcext:value-type="float">
            <text:p>1.2016965858142E-07</text:p>
          </table:table-cell>
          <table:table-cell office:value-type="float" office:value="36" calcext:value-type="float">
            <text:p>36</text:p>
          </table:table-cell>
          <table:table-cell office:value-type="float" office:value="707902" calcext:value-type="float">
            <text:p>70790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36" calcext:value-type="float">
            <text:p>36</text:p>
          </table:table-cell>
          <table:table-cell office:value-type="float" office:value="572732" calcext:value-type="float">
            <text:p>572732</text:p>
          </table:table-cell>
          <table:table-cell office:value-type="float" office:value="0.00000027516564885005" calcext:value-type="float">
            <text:p>2.7516564885005E-07</text:p>
          </table:table-cell>
          <table:table-cell office:value-type="float" office:value="36" calcext:value-type="float">
            <text:p>36</text:p>
          </table:table-cell>
          <table:table-cell office:value-type="float" office:value="397887" calcext:value-type="float">
            <text:p>39788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6" calcext:value-type="float">
            <text:p>36</text:p>
          </table:table-cell>
          <table:table-cell office:value-type="float" office:value="741589" calcext:value-type="float">
            <text:p>74158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office:value-type="float" office:value="698596" calcext:value-type="float">
            <text:p>698596</text:p>
          </table:table-cell>
          <table:table-cell office:value-type="float" office:value="0.00000011869820975956" calcext:value-type="float">
            <text:p>1.1869820975956E-07</text:p>
          </table:table-cell>
          <table:table-cell office:value-type="float" office:value="37" calcext:value-type="float">
            <text:p>37</text:p>
          </table:table-cell>
          <table:table-cell office:value-type="float" office:value="727353" calcext:value-type="float">
            <text:p>72735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7" calcext:value-type="float">
            <text:p>37</text:p>
          </table:table-cell>
          <table:table-cell office:value-type="float" office:value="590282" calcext:value-type="float">
            <text:p>590282</text:p>
          </table:table-cell>
          <table:table-cell office:value-type="float" office:value="0.00000024505016432483" calcext:value-type="float">
            <text:p>2.4505016432483E-07</text:p>
          </table:table-cell>
          <table:table-cell office:value-type="float" office:value="37" calcext:value-type="float">
            <text:p>37</text:p>
          </table:table-cell>
          <table:table-cell office:value-type="float" office:value="408879" calcext:value-type="float">
            <text:p>40887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7" calcext:value-type="float">
            <text:p>37</text:p>
          </table:table-cell>
          <table:table-cell office:value-type="float" office:value="762208" calcext:value-type="float">
            <text:p>76220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office:value-type="float" office:value="718299" calcext:value-type="float">
            <text:p>718299</text:p>
          </table:table-cell>
          <table:table-cell office:value-type="float" office:value="0.00000011702696672639" calcext:value-type="float">
            <text:p>1.1702696672639E-07</text:p>
          </table:table-cell>
          <table:table-cell office:value-type="float" office:value="38" calcext:value-type="float">
            <text:p>38</text:p>
          </table:table-cell>
          <table:table-cell office:value-type="float" office:value="747201" calcext:value-type="float">
            <text:p>74720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8" calcext:value-type="float">
            <text:p>38</text:p>
          </table:table-cell>
          <table:table-cell office:value-type="float" office:value="607017" calcext:value-type="float">
            <text:p>607017</text:p>
          </table:table-cell>
          <table:table-cell office:value-type="float" office:value="0.00000021282575096828" calcext:value-type="float">
            <text:p>2.1282575096828E-07</text:p>
          </table:table-cell>
          <table:table-cell office:value-type="float" office:value="38" calcext:value-type="float">
            <text:p>38</text:p>
          </table:table-cell>
          <table:table-cell office:value-type="float" office:value="419828" calcext:value-type="float">
            <text:p>41982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8" calcext:value-type="float">
            <text:p>38</text:p>
          </table:table-cell>
          <table:table-cell office:value-type="float" office:value="783121" calcext:value-type="float">
            <text:p>78312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office:value-type="float" office:value="737982" calcext:value-type="float">
            <text:p>737982</text:p>
          </table:table-cell>
          <table:table-cell office:value-type="float" office:value="0.00000011539511738852" calcext:value-type="float">
            <text:p>1.1539511738852E-07</text:p>
          </table:table-cell>
          <table:table-cell office:value-type="float" office:value="39" calcext:value-type="float">
            <text:p>39</text:p>
          </table:table-cell>
          <table:table-cell office:value-type="float" office:value="767145" calcext:value-type="float">
            <text:p>76714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39" calcext:value-type="float">
            <text:p>39</text:p>
          </table:table-cell>
          <table:table-cell office:value-type="float" office:value="622689" calcext:value-type="float">
            <text:p>622689</text:p>
          </table:table-cell>
          <table:table-cell office:value-type="float" office:value="0.00000020497257883158" calcext:value-type="float">
            <text:p>2.0497257883158E-07</text:p>
          </table:table-cell>
          <table:table-cell office:value-type="float" office:value="39" calcext:value-type="float">
            <text:p>39</text:p>
          </table:table-cell>
          <table:table-cell office:value-type="float" office:value="431039" calcext:value-type="float">
            <text:p>431039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39" calcext:value-type="float">
            <text:p>39</text:p>
          </table:table-cell>
          <table:table-cell office:value-type="float" office:value="803853" calcext:value-type="float">
            <text:p>80385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753758" calcext:value-type="float">
            <text:p>753758</text:p>
          </table:table-cell>
          <table:table-cell office:value-type="float" office:value="0.00000011411338512861" calcext:value-type="float">
            <text:p>1.1411338512861E-07</text:p>
          </table:table-cell>
          <table:table-cell office:value-type="float" office:value="40" calcext:value-type="float">
            <text:p>40</text:p>
          </table:table-cell>
          <table:table-cell office:value-type="float" office:value="786072" calcext:value-type="float">
            <text:p>78607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0" calcext:value-type="float">
            <text:p>40</text:p>
          </table:table-cell>
          <table:table-cell office:value-type="float" office:value="635510" calcext:value-type="float">
            <text:p>635510</text:p>
          </table:table-cell>
          <table:table-cell office:value-type="float" office:value="0.00000020690813452838" calcext:value-type="float">
            <text:p>2.0690813452838E-07</text:p>
          </table:table-cell>
          <table:table-cell office:value-type="float" office:value="40" calcext:value-type="float">
            <text:p>40</text:p>
          </table:table-cell>
          <table:table-cell office:value-type="float" office:value="442337" calcext:value-type="float">
            <text:p>44233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0" calcext:value-type="float">
            <text:p>40</text:p>
          </table:table-cell>
          <table:table-cell office:value-type="float" office:value="824063" calcext:value-type="float">
            <text:p>82406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1" calcext:value-type="float">
            <text:p>41</text:p>
          </table:table-cell>
          <table:table-cell office:value-type="float" office:value="771917" calcext:value-type="float">
            <text:p>771917</text:p>
          </table:table-cell>
          <table:table-cell office:value-type="float" office:value="0.00000011266592025255" calcext:value-type="float">
            <text:p>1.1266592025255E-07</text:p>
          </table:table-cell>
          <table:table-cell office:value-type="float" office:value="41" calcext:value-type="float">
            <text:p>41</text:p>
          </table:table-cell>
          <table:table-cell office:value-type="float" office:value="805918" calcext:value-type="float">
            <text:p>80591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1" calcext:value-type="float">
            <text:p>41</text:p>
          </table:table-cell>
          <table:table-cell office:value-type="float" office:value="655253" calcext:value-type="float">
            <text:p>655253</text:p>
          </table:table-cell>
          <table:table-cell office:value-type="float" office:value="0.00000019934077546084" calcext:value-type="float">
            <text:p>1.9934077546084E-07</text:p>
          </table:table-cell>
          <table:table-cell office:value-type="float" office:value="41" calcext:value-type="float">
            <text:p>41</text:p>
          </table:table-cell>
          <table:table-cell office:value-type="float" office:value="453706" calcext:value-type="float">
            <text:p>45370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1" calcext:value-type="float">
            <text:p>41</text:p>
          </table:table-cell>
          <table:table-cell office:value-type="float" office:value="844314" calcext:value-type="float">
            <text:p>84431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2" calcext:value-type="float">
            <text:p>42</text:p>
          </table:table-cell>
          <table:table-cell office:value-type="float" office:value="787907" calcext:value-type="float">
            <text:p>787907</text:p>
          </table:table-cell>
          <table:table-cell office:value-type="float" office:value="0.00000011141529415291" calcext:value-type="float">
            <text:p>1.1141529415291E-07</text:p>
          </table:table-cell>
          <table:table-cell office:value-type="float" office:value="42" calcext:value-type="float">
            <text:p>42</text:p>
          </table:table-cell>
          <table:table-cell office:value-type="float" office:value="825984" calcext:value-type="float">
            <text:p>82598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2" calcext:value-type="float">
            <text:p>42</text:p>
          </table:table-cell>
          <table:table-cell office:value-type="float" office:value="674596" calcext:value-type="float">
            <text:p>674596</text:p>
          </table:table-cell>
          <table:table-cell office:value-type="float" office:value="0.00000020905227653082" calcext:value-type="float">
            <text:p>2.0905227653082E-07</text:p>
          </table:table-cell>
          <table:table-cell office:value-type="float" office:value="42" calcext:value-type="float">
            <text:p>42</text:p>
          </table:table-cell>
          <table:table-cell office:value-type="float" office:value="464905" calcext:value-type="float">
            <text:p>46490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2" calcext:value-type="float">
            <text:p>42</text:p>
          </table:table-cell>
          <table:table-cell office:value-type="float" office:value="864760" calcext:value-type="float">
            <text:p>864760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3" calcext:value-type="float">
            <text:p>43</text:p>
          </table:table-cell>
          <table:table-cell office:value-type="float" office:value="806528" calcext:value-type="float">
            <text:p>806528</text:p>
          </table:table-cell>
          <table:table-cell office:value-type="float" office:value="0.00000010998627831668" calcext:value-type="float">
            <text:p>1.0998627831668E-07</text:p>
          </table:table-cell>
          <table:table-cell office:value-type="float" office:value="43" calcext:value-type="float">
            <text:p>43</text:p>
          </table:table-cell>
          <table:table-cell office:value-type="float" office:value="846356" calcext:value-type="float">
            <text:p>84635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3" calcext:value-type="float">
            <text:p>43</text:p>
          </table:table-cell>
          <table:table-cell office:value-type="float" office:value="688305" calcext:value-type="float">
            <text:p>688305</text:p>
          </table:table-cell>
          <table:table-cell office:value-type="float" office:value="0.00000020161918096356" calcext:value-type="float">
            <text:p>2.0161918096356E-07</text:p>
          </table:table-cell>
          <table:table-cell office:value-type="float" office:value="43" calcext:value-type="float">
            <text:p>43</text:p>
          </table:table-cell>
          <table:table-cell office:value-type="float" office:value="476135" calcext:value-type="float">
            <text:p>47613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3" calcext:value-type="float">
            <text:p>43</text:p>
          </table:table-cell>
          <table:table-cell office:value-type="float" office:value="885478" calcext:value-type="float">
            <text:p>885478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office:value-type="float" office:value="823052" calcext:value-type="float">
            <text:p>823052</text:p>
          </table:table-cell>
          <table:table-cell office:value-type="float" office:value="0.00000010874215890118" calcext:value-type="float">
            <text:p>1.0874215890118E-07</text:p>
          </table:table-cell>
          <table:table-cell office:value-type="float" office:value="44" calcext:value-type="float">
            <text:p>44</text:p>
          </table:table-cell>
          <table:table-cell office:value-type="float" office:value="866268" calcext:value-type="float">
            <text:p>86626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4" calcext:value-type="float">
            <text:p>44</text:p>
          </table:table-cell>
          <table:table-cell office:value-type="float" office:value="705404" calcext:value-type="float">
            <text:p>705404</text:p>
          </table:table-cell>
          <table:table-cell office:value-type="float" office:value="0.0000002115392214778" calcext:value-type="float">
            <text:p>2.115392214778E-07</text:p>
          </table:table-cell>
          <table:table-cell office:value-type="float" office:value="44" calcext:value-type="float">
            <text:p>44</text:p>
          </table:table-cell>
          <table:table-cell office:value-type="float" office:value="487224" calcext:value-type="float">
            <text:p>48722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4" calcext:value-type="float">
            <text:p>44</text:p>
          </table:table-cell>
          <table:table-cell office:value-type="float" office:value="905941" calcext:value-type="float">
            <text:p>905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45" calcext:value-type="float">
            <text:p>45</text:p>
          </table:table-cell>
          <table:table-cell office:value-type="float" office:value="836944" calcext:value-type="float">
            <text:p>836944</text:p>
          </table:table-cell>
          <table:table-cell office:value-type="float" office:value="0.00000010771318145885" calcext:value-type="float">
            <text:p>1.0771318145885E-07</text:p>
          </table:table-cell>
          <table:table-cell office:value-type="float" office:value="45" calcext:value-type="float">
            <text:p>45</text:p>
          </table:table-cell>
          <table:table-cell office:value-type="float" office:value="885743" calcext:value-type="float">
            <text:p>885743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5" calcext:value-type="float">
            <text:p>45</text:p>
          </table:table-cell>
          <table:table-cell office:value-type="float" office:value="721496" calcext:value-type="float">
            <text:p>721496</text:p>
          </table:table-cell>
          <table:table-cell office:value-type="float" office:value="0.00000021159901340703" calcext:value-type="float">
            <text:p>2.1159901340703E-07</text:p>
          </table:table-cell>
          <table:table-cell office:value-type="float" office:value="45" calcext:value-type="float">
            <text:p>45</text:p>
          </table:table-cell>
          <table:table-cell office:value-type="float" office:value="498276" calcext:value-type="float">
            <text:p>4982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5" calcext:value-type="float">
            <text:p>45</text:p>
          </table:table-cell>
          <table:table-cell office:value-type="float" office:value="926136" calcext:value-type="float">
            <text:p>92613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6" calcext:value-type="float">
            <text:p>46</text:p>
          </table:table-cell>
          <table:table-cell office:value-type="float" office:value="853871" calcext:value-type="float">
            <text:p>853871</text:p>
          </table:table-cell>
          <table:table-cell office:value-type="float" office:value="0.00000010647983985009" calcext:value-type="float">
            <text:p>1.0647983985009E-07</text:p>
          </table:table-cell>
          <table:table-cell office:value-type="float" office:value="46" calcext:value-type="float">
            <text:p>46</text:p>
          </table:table-cell>
          <table:table-cell office:value-type="float" office:value="905541" calcext:value-type="float">
            <text:p>905541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6" calcext:value-type="float">
            <text:p>46</text:p>
          </table:table-cell>
          <table:table-cell office:value-type="float" office:value="734919" calcext:value-type="float">
            <text:p>734919</text:p>
          </table:table-cell>
          <table:table-cell office:value-type="float" office:value="0.0000002069003123063" calcext:value-type="float">
            <text:p>2.069003123063E-07</text:p>
          </table:table-cell>
          <table:table-cell office:value-type="float" office:value="46" calcext:value-type="float">
            <text:p>46</text:p>
          </table:table-cell>
          <table:table-cell office:value-type="float" office:value="509390" calcext:value-type="float">
            <text:p>50939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6" calcext:value-type="float">
            <text:p>46</text:p>
          </table:table-cell>
          <table:table-cell office:value-type="float" office:value="946774" calcext:value-type="float">
            <text:p>9467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7" calcext:value-type="float">
            <text:p>47</text:p>
          </table:table-cell>
          <table:table-cell office:value-type="float" office:value="867747" calcext:value-type="float">
            <text:p>867747</text:p>
          </table:table-cell>
          <table:table-cell office:value-type="float" office:value="0.00000010548516779708" calcext:value-type="float">
            <text:p>1.0548516779708E-07</text:p>
          </table:table-cell>
          <table:table-cell office:value-type="float" office:value="47" calcext:value-type="float">
            <text:p>47</text:p>
          </table:table-cell>
          <table:table-cell office:value-type="float" office:value="925444" calcext:value-type="float">
            <text:p>9254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7" calcext:value-type="float">
            <text:p>47</text:p>
          </table:table-cell>
          <table:table-cell office:value-type="float" office:value="754641" calcext:value-type="float">
            <text:p>754641</text:p>
          </table:table-cell>
          <table:table-cell office:value-type="float" office:value="0.00000021300344646083" calcext:value-type="float">
            <text:p>2.1300344646083E-07</text:p>
          </table:table-cell>
          <table:table-cell office:value-type="float" office:value="47" calcext:value-type="float">
            <text:p>47</text:p>
          </table:table-cell>
          <table:table-cell office:value-type="float" office:value="520504" calcext:value-type="float">
            <text:p>52050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7" calcext:value-type="float">
            <text:p>47</text:p>
          </table:table-cell>
          <table:table-cell office:value-type="float" office:value="967042" calcext:value-type="float">
            <text:p>96704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8" calcext:value-type="float">
            <text:p>48</text:p>
          </table:table-cell>
          <table:table-cell office:value-type="float" office:value="885196" calcext:value-type="float">
            <text:p>885196</text:p>
          </table:table-cell>
          <table:table-cell office:value-type="float" office:value="0.00000010425480852578" calcext:value-type="float">
            <text:p>1.0425480852578E-07</text:p>
          </table:table-cell>
          <table:table-cell office:value-type="float" office:value="48" calcext:value-type="float">
            <text:p>48</text:p>
          </table:table-cell>
          <table:table-cell office:value-type="float" office:value="945344" calcext:value-type="float">
            <text:p>9453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48" calcext:value-type="float">
            <text:p>48</text:p>
          </table:table-cell>
          <table:table-cell office:value-type="float" office:value="775191" calcext:value-type="float">
            <text:p>775191</text:p>
          </table:table-cell>
          <table:table-cell office:value-type="float" office:value="0.00000023112833501862" calcext:value-type="float">
            <text:p>2.3112833501862E-07</text:p>
          </table:table-cell>
          <table:table-cell office:value-type="float" office:value="48" calcext:value-type="float">
            <text:p>48</text:p>
          </table:table-cell>
          <table:table-cell office:value-type="float" office:value="531770" calcext:value-type="float">
            <text:p>53177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8" calcext:value-type="float">
            <text:p>48</text:p>
          </table:table-cell>
          <table:table-cell office:value-type="float" office:value="987274" calcext:value-type="float">
            <text:p>98727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903949" calcext:value-type="float">
            <text:p>903949</text:p>
          </table:table-cell>
          <table:table-cell office:value-type="float" office:value="0.00000010295728520083" calcext:value-type="float">
            <text:p>1.0295728520083E-07</text:p>
          </table:table-cell>
          <table:table-cell office:value-type="float" office:value="49" calcext:value-type="float">
            <text:p>49</text:p>
          </table:table-cell>
          <table:table-cell office:value-type="float" office:value="965035" calcext:value-type="float">
            <text:p>96503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49" calcext:value-type="float">
            <text:p>49</text:p>
          </table:table-cell>
          <table:table-cell office:value-type="float" office:value="795488" calcext:value-type="float">
            <text:p>795488</text:p>
          </table:table-cell>
          <table:table-cell office:value-type="float" office:value="0.00740612141614975" calcext:value-type="float">
            <text:p>0.00740612141615</text:p>
          </table:table-cell>
          <table:table-cell office:value-type="float" office:value="49" calcext:value-type="float">
            <text:p>49</text:p>
          </table:table-cell>
          <table:table-cell office:value-type="float" office:value="542907" calcext:value-type="float">
            <text:p>542907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49" calcext:value-type="float">
            <text:p>49</text:p>
          </table:table-cell>
          <table:table-cell office:value-type="float" office:value="1007827" calcext:value-type="float">
            <text:p>100782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office:value-type="float" office:value="923890" calcext:value-type="float">
            <text:p>923890</text:p>
          </table:table-cell>
          <table:table-cell office:value-type="float" office:value="0.00000010160501256524" calcext:value-type="float">
            <text:p>1.0160501256524E-07</text:p>
          </table:table-cell>
          <table:table-cell office:value-type="float" office:value="50" calcext:value-type="float">
            <text:p>50</text:p>
          </table:table-cell>
          <table:table-cell office:value-type="float" office:value="985219" calcext:value-type="float">
            <text:p>98521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0" calcext:value-type="float">
            <text:p>50</text:p>
          </table:table-cell>
          <table:table-cell office:value-type="float" office:value="814729" calcext:value-type="float">
            <text:p>814729</text:p>
          </table:table-cell>
          <table:table-cell office:value-type="float" office:value="0.00000029222137439961" calcext:value-type="float">
            <text:p>2.9222137439961E-07</text:p>
          </table:table-cell>
          <table:table-cell office:value-type="float" office:value="50" calcext:value-type="float">
            <text:p>50</text:p>
          </table:table-cell>
          <table:table-cell office:value-type="float" office:value="553858" calcext:value-type="float">
            <text:p>5538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0" calcext:value-type="float">
            <text:p>50</text:p>
          </table:table-cell>
          <table:table-cell office:value-type="float" office:value="1028443" calcext:value-type="float">
            <text:p>1028443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943667" calcext:value-type="float">
            <text:p>943667</text:p>
          </table:table-cell>
          <table:table-cell office:value-type="float" office:value="0.00000010029108921829" calcext:value-type="float">
            <text:p>1.0029108921829E-07</text:p>
          </table:table-cell>
          <table:table-cell office:value-type="float" office:value="51" calcext:value-type="float">
            <text:p>51</text:p>
          </table:table-cell>
          <table:table-cell office:value-type="float" office:value="1005849" calcext:value-type="float">
            <text:p>1005849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1" calcext:value-type="float">
            <text:p>51</text:p>
          </table:table-cell>
          <table:table-cell office:value-type="float" office:value="831569" calcext:value-type="float">
            <text:p>831569</text:p>
          </table:table-cell>
          <table:table-cell office:value-type="float" office:value="0.00000020912188597299" calcext:value-type="float">
            <text:p>2.0912188597299E-07</text:p>
          </table:table-cell>
          <table:table-cell office:value-type="float" office:value="51" calcext:value-type="float">
            <text:p>51</text:p>
          </table:table-cell>
          <table:table-cell office:value-type="float" office:value="564758" calcext:value-type="float">
            <text:p>564758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1" calcext:value-type="float">
            <text:p>51</text:p>
          </table:table-cell>
          <table:table-cell office:value-type="float" office:value="1048746" calcext:value-type="float">
            <text:p>1048746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2" calcext:value-type="float">
            <text:p>52</text:p>
          </table:table-cell>
          <table:table-cell office:value-type="float" office:value="962524" calcext:value-type="float">
            <text:p>962524</text:p>
          </table:table-cell>
          <table:table-cell office:value-type="float" office:value="0.00000009906291534824" calcext:value-type="float">
            <text:p>9.906291534824E-08</text:p>
          </table:table-cell>
          <table:table-cell office:value-type="float" office:value="52" calcext:value-type="float">
            <text:p>52</text:p>
          </table:table-cell>
          <table:table-cell office:value-type="float" office:value="1025882" calcext:value-type="float">
            <text:p>1025882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2" calcext:value-type="float">
            <text:p>52</text:p>
          </table:table-cell>
          <table:table-cell office:value-type="float" office:value="846062" calcext:value-type="float">
            <text:p>846062</text:p>
          </table:table-cell>
          <table:table-cell office:value-type="float" office:value="0.00000021156280600763" calcext:value-type="float">
            <text:p>2.1156280600763E-07</text:p>
          </table:table-cell>
          <table:table-cell office:value-type="float" office:value="52" calcext:value-type="float">
            <text:p>52</text:p>
          </table:table-cell>
          <table:table-cell office:value-type="float" office:value="576045" calcext:value-type="float">
            <text:p>576045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2" calcext:value-type="float">
            <text:p>52</text:p>
          </table:table-cell>
          <table:table-cell office:value-type="float" office:value="1068969" calcext:value-type="float">
            <text:p>1068969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982151" calcext:value-type="float">
            <text:p>982151</text:p>
          </table:table-cell>
          <table:table-cell office:value-type="float" office:value="0.00000009780951640455" calcext:value-type="float">
            <text:p>9.780951640455E-08</text:p>
          </table:table-cell>
          <table:table-cell office:value-type="float" office:value="53" calcext:value-type="float">
            <text:p>53</text:p>
          </table:table-cell>
          <table:table-cell office:value-type="float" office:value="1046160" calcext:value-type="float">
            <text:p>1046160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3" calcext:value-type="float">
            <text:p>53</text:p>
          </table:table-cell>
          <table:table-cell office:value-type="float" office:value="862441" calcext:value-type="float">
            <text:p>862441</text:p>
          </table:table-cell>
          <table:table-cell office:value-type="float" office:value="0.00000025205653430765" calcext:value-type="float">
            <text:p>2.5205653430765E-07</text:p>
          </table:table-cell>
          <table:table-cell office:value-type="float" office:value="53" calcext:value-type="float">
            <text:p>53</text:p>
          </table:table-cell>
          <table:table-cell office:value-type="float" office:value="587052" calcext:value-type="float">
            <text:p>58705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3" calcext:value-type="float">
            <text:p>53</text:p>
          </table:table-cell>
          <table:table-cell office:value-type="float" office:value="1089467" calcext:value-type="float">
            <text:p>1089467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1001943" calcext:value-type="float">
            <text:p>1001943</text:p>
          </table:table-cell>
          <table:table-cell office:value-type="float" office:value="0.00000009657073226302" calcext:value-type="float">
            <text:p>9.657073226302E-08</text:p>
          </table:table-cell>
          <table:table-cell office:value-type="float" office:value="54" calcext:value-type="float">
            <text:p>54</text:p>
          </table:table-cell>
          <table:table-cell office:value-type="float" office:value="1066644" calcext:value-type="float">
            <text:p>10666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4" calcext:value-type="float">
            <text:p>54</text:p>
          </table:table-cell>
          <table:table-cell office:value-type="float" office:value="882593" calcext:value-type="float">
            <text:p>882593</text:p>
          </table:table-cell>
          <table:table-cell office:value-type="float" office:value="0.00000023740784260007" calcext:value-type="float">
            <text:p>2.3740784260007E-07</text:p>
          </table:table-cell>
          <table:table-cell office:value-type="float" office:value="54" calcext:value-type="float">
            <text:p>54</text:p>
          </table:table-cell>
          <table:table-cell office:value-type="float" office:value="597792" calcext:value-type="float">
            <text:p>59779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4" calcext:value-type="float">
            <text:p>54</text:p>
          </table:table-cell>
          <table:table-cell office:value-type="float" office:value="1106962" calcext:value-type="float">
            <text:p>1106962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1021427" calcext:value-type="float">
            <text:p>1021427</text:p>
          </table:table-cell>
          <table:table-cell office:value-type="float" office:value="0.00000009537533735729" calcext:value-type="float">
            <text:p>9.537533735729E-08</text:p>
          </table:table-cell>
          <table:table-cell office:value-type="float" office:value="55" calcext:value-type="float">
            <text:p>55</text:p>
          </table:table-cell>
          <table:table-cell office:value-type="float" office:value="1086388" calcext:value-type="float">
            <text:p>1086388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5" calcext:value-type="float">
            <text:p>55</text:p>
          </table:table-cell>
          <table:table-cell office:value-type="float" office:value="903087" calcext:value-type="float">
            <text:p>903087</text:p>
          </table:table-cell>
          <table:table-cell office:value-type="float" office:value="0.00000023243183400098" calcext:value-type="float">
            <text:p>2.3243183400098E-07</text:p>
          </table:table-cell>
          <table:table-cell office:value-type="float" office:value="55" calcext:value-type="float">
            <text:p>55</text:p>
          </table:table-cell>
          <table:table-cell office:value-type="float" office:value="609176" calcext:value-type="float">
            <text:p>609176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5" calcext:value-type="float">
            <text:p>55</text:p>
          </table:table-cell>
          <table:table-cell office:value-type="float" office:value="1126831" calcext:value-type="float">
            <text:p>112683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1041181" calcext:value-type="float">
            <text:p>1041181</text:p>
          </table:table-cell>
          <table:table-cell office:value-type="float" office:value="0.00000009418725887394" calcext:value-type="float">
            <text:p>9.418725887394E-08</text:p>
          </table:table-cell>
          <table:table-cell office:value-type="float" office:value="56" calcext:value-type="float">
            <text:p>56</text:p>
          </table:table-cell>
          <table:table-cell office:value-type="float" office:value="1106424" calcext:value-type="float">
            <text:p>110642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6" calcext:value-type="float">
            <text:p>56</text:p>
          </table:table-cell>
          <table:table-cell office:value-type="float" office:value="923487" calcext:value-type="float">
            <text:p>923487</text:p>
          </table:table-cell>
          <table:table-cell office:value-type="float" office:value="0.00000024176697359885" calcext:value-type="float">
            <text:p>2.4176697359885E-07</text:p>
          </table:table-cell>
          <table:table-cell office:value-type="float" office:value="56" calcext:value-type="float">
            <text:p>56</text:p>
          </table:table-cell>
          <table:table-cell office:value-type="float" office:value="620284" calcext:value-type="float">
            <text:p>620284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6" calcext:value-type="float">
            <text:p>56</text:p>
          </table:table-cell>
          <table:table-cell office:value-type="float" office:value="1147941" calcext:value-type="float">
            <text:p>1147941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1060207" calcext:value-type="float">
            <text:p>1060207</text:p>
          </table:table-cell>
          <table:table-cell office:value-type="float" office:value="0.00000009306521294947" calcext:value-type="float">
            <text:p>9.306521294947E-08</text:p>
          </table:table-cell>
          <table:table-cell office:value-type="float" office:value="57" calcext:value-type="float">
            <text:p>57</text:p>
          </table:table-cell>
          <table:table-cell office:value-type="float" office:value="1126416" calcext:value-type="float">
            <text:p>1126416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7" calcext:value-type="float">
            <text:p>57</text:p>
          </table:table-cell>
          <table:table-cell office:value-type="float" office:value="939918" calcext:value-type="float">
            <text:p>939918</text:p>
          </table:table-cell>
          <table:table-cell office:value-type="float" office:value="0.00000027474924586984" calcext:value-type="float">
            <text:p>2.7474924586984E-07</text:p>
          </table:table-cell>
          <table:table-cell office:value-type="float" office:value="57" calcext:value-type="float">
            <text:p>57</text:p>
          </table:table-cell>
          <table:table-cell office:value-type="float" office:value="631211" calcext:value-type="float">
            <text:p>631211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7" calcext:value-type="float">
            <text:p>57</text:p>
          </table:table-cell>
          <table:table-cell office:value-type="float" office:value="1168505" calcext:value-type="float">
            <text:p>1168505</text:p>
          </table:table-cell>
          <table:table-cell office:value-type="float" office:value="0.861438991674703" calcext:value-type="float">
            <text:p>0.861438991674703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1079642" calcext:value-type="float">
            <text:p>1079642</text:p>
          </table:table-cell>
          <table:table-cell office:value-type="float" office:value="0.000000091941114898" calcext:value-type="float">
            <text:p>9.1941114898E-08</text:p>
          </table:table-cell>
          <table:table-cell office:value-type="float" office:value="58" calcext:value-type="float">
            <text:p>58</text:p>
          </table:table-cell>
          <table:table-cell office:value-type="float" office:value="1146044" calcext:value-type="float">
            <text:p>1146044</text:p>
          </table:table-cell>
          <table:table-cell office:value-type="float" office:value="0.00000111618130981019" calcext:value-type="float">
            <text:p>1.11618130981019E-06</text:p>
          </table:table-cell>
          <table:table-cell office:value-type="float" office:value="58" calcext:value-type="float">
            <text:p>58</text:p>
          </table:table-cell>
          <table:table-cell office:value-type="float" office:value="956171" calcext:value-type="float">
            <text:p>956171</text:p>
          </table:table-cell>
          <table:table-cell office:value-type="float" office:value="0.00000024439116418416" calcext:value-type="float">
            <text:p>2.4439116418416E-07</text:p>
          </table:table-cell>
          <table:table-cell office:value-type="float" office:value="58" calcext:value-type="float">
            <text:p>58</text:p>
          </table:table-cell>
          <table:table-cell office:value-type="float" office:value="642342" calcext:value-type="float">
            <text:p>642342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8" calcext:value-type="float">
            <text:p>58</text:p>
          </table:table-cell>
          <table:table-cell office:value-type="float" office:value="1189354" calcext:value-type="float">
            <text:p>1189354</text:p>
          </table:table-cell>
          <table:table-cell office:value-type="float" office:value="0.793109673415474" calcext:value-type="float">
            <text:p>0.793109673415474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1099057" calcext:value-type="float">
            <text:p>1099057</text:p>
          </table:table-cell>
          <table:table-cell office:value-type="float" office:value="0.0000000908399877113" calcext:value-type="float">
            <text:p>9.08399877113E-08</text:p>
          </table:table-cell>
          <table:table-cell office:value-type="float" office:value="59" calcext:value-type="float">
            <text:p>59</text:p>
          </table:table-cell>
          <table:table-cell office:value-type="float" office:value="1165515" calcext:value-type="float">
            <text:p>1165515</text:p>
          </table:table-cell>
          <table:table-cell office:value-type="float" office:value="0.00000111618508727444" calcext:value-type="float">
            <text:p>1.11618508727444E-06</text:p>
          </table:table-cell>
          <table:table-cell office:value-type="float" office:value="59" calcext:value-type="float">
            <text:p>59</text:p>
          </table:table-cell>
          <table:table-cell office:value-type="float" office:value="976528" calcext:value-type="float">
            <text:p>976528</text:p>
          </table:table-cell>
          <table:table-cell office:value-type="float" office:value="0.00000023559624872897" calcext:value-type="float">
            <text:p>2.3559624872897E-07</text:p>
          </table:table-cell>
          <table:table-cell office:value-type="float" office:value="59" calcext:value-type="float">
            <text:p>59</text:p>
          </table:table-cell>
          <table:table-cell office:value-type="float" office:value="653310" calcext:value-type="float">
            <text:p>653310</text:p>
          </table:table-cell>
          <table:table-cell office:value-type="float" office:value="0.00000001550357267634" calcext:value-type="float">
            <text:p>1.550357267634E-08</text:p>
          </table:table-cell>
          <table:table-cell office:value-type="float" office:value="59" calcext:value-type="float">
            <text:p>59</text:p>
          </table:table-cell>
          <table:table-cell office:value-type="float" office:value="1210193" calcext:value-type="float">
            <text:p>1210193</text:p>
          </table:table-cell>
          <table:table-cell office:value-type="float" office:value="0.861438991674703" calcext:value-type="float">
            <text:p>0.8614389916747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bg" fo:country="BG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bg" fo:country="BG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5:10:53.5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odor Balabanov</meta:initial-creator>
    <meta:creation-date>2021-10-13T14:25:17.560888050</meta:creation-date>
    <dc:date>2021-11-14T15:13:04.631000000</dc:date>
    <meta:editing-duration>PT1H28M37S</meta:editing-duration>
    <meta:editing-cycles>35</meta:editing-cycles>
    <meta:generator>LibreOffice/7.1.6.2$Windows_X86_64 LibreOffice_project/0e133318fcee89abacd6a7d077e292f1145735c3</meta:generator>
    <meta:document-statistic meta:table-count="2" meta:cell-count="941" meta:object-count="1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8cm" svg:y="0.456cm" chart:style-name="ch2">
          <text:p>Back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L2:Sheet1.M60 Sheet1.M1:Sheet1.M1" chart:data-source-has-labels="both" svg:x="1.491cm" svg:y="1.581cm" svg:width="22.55cm" svg:height="12.34cm">
          <chart:coordinate-region svg:x="2.885cm" svg:y="1.784cm" svg:width="20.823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M2:Sheet1.M60" chart:label-cell-address="Sheet1.M1:Sheet1.M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M1:Sheet1.M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12423">
                <text:p>12423</text:p>
                <draw:g>
                  <svg:desc>Sheet1.M2:Sheet1.M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9959">
                <text:p>2995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6354">
                <text:p>463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4793">
                <text:p>6479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3996">
                <text:p>8399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3400">
                <text:p>1034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3195">
                <text:p>12319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2837">
                <text:p>14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0169">
                <text:p>16016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9985">
                <text:p>1799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99978">
                <text:p>19997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19506">
                <text:p>21950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39020">
                <text:p>23902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57187">
                <text:p>2571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6443">
                <text:p>27644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6194">
                <text:p>2961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5780">
                <text:p>31578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35652">
                <text:p>33565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55354">
                <text:p>35535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74989">
                <text:p>37498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94805">
                <text:p>3948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14455">
                <text:p>41445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33863">
                <text:p>43386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53216">
                <text:p>45321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2796">
                <text:p>47279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2160">
                <text:p>49216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12197">
                <text:p>5121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32029">
                <text:p>53202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51226">
                <text:p>55122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71022">
                <text:p>57102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90218">
                <text:p>59021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10207">
                <text:p>61020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29761">
                <text:p>62976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48177">
                <text:p>64817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66767">
                <text:p>6667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81620">
                <text:p>68162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98596">
                <text:p>69859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18299">
                <text:p>71829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37982">
                <text:p>7379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53758">
                <text:p>75375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771917">
                <text:p>77191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787907">
                <text:p>7879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6528">
                <text:p>80652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23052">
                <text:p>8230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36944">
                <text:p>8369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53871">
                <text:p>8538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67747">
                <text:p>86774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85196">
                <text:p>88519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03949">
                <text:p>90394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23890">
                <text:p>92389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943667">
                <text:p>9436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962524">
                <text:p>9625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982151">
                <text:p>9821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01943">
                <text:p>100194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21427">
                <text:p>102142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041181">
                <text:p>104118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060207">
                <text:p>106020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079642">
                <text:p>10796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099057">
                <text:p>1099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224cm" svg:y="0.456cm" chart:style-name="ch2">
          <text:p>Manhattan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X2:Sheet1.Y60 Sheet1.Y1:Sheet1.Y1" chart:data-source-has-labels="both" svg:x="1.491cm" svg:y="1.581cm" svg:width="22.55cm" svg:height="12.34cm">
          <chart:coordinate-region svg:x="2.885cm" svg:y="1.784cm" svg:width="20.823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Y2:Sheet1.Y60" chart:label-cell-address="Sheet1.Y1:Sheet1.Y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Y1:Sheet1.Y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20604">
                <text:p>20604</text:p>
                <draw:g>
                  <svg:desc>Sheet1.Y2:Sheet1.Y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1168">
                <text:p>411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1672">
                <text:p>616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2616">
                <text:p>826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3041">
                <text:p>10304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23470">
                <text:p>12347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44250">
                <text:p>14425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4395">
                <text:p>1643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84909">
                <text:p>18490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05513">
                <text:p>20551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26679">
                <text:p>2266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47284">
                <text:p>2472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7427">
                <text:p>26742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88031">
                <text:p>28803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08788">
                <text:p>30878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29209">
                <text:p>32920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49774">
                <text:p>3497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70919">
                <text:p>37091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91495">
                <text:p>39149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12385">
                <text:p>41238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33385">
                <text:p>43338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53824">
                <text:p>4538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74781">
                <text:p>4747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95690">
                <text:p>4956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516126">
                <text:p>516126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36358">
                <text:p>53635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56960">
                <text:p>55696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77396">
                <text:p>57739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98063">
                <text:p>59806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18356">
                <text:p>61835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39082">
                <text:p>63908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59749">
                <text:p>65974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79930">
                <text:p>67993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700512">
                <text:p>70051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720955">
                <text:p>72095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41589">
                <text:p>7415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62208">
                <text:p>762208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83121">
                <text:p>78312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3853">
                <text:p>80385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24063">
                <text:p>82406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44314">
                <text:p>84431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64760">
                <text:p>86476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85478">
                <text:p>88547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905941">
                <text:p>90594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926136">
                <text:p>92613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46774">
                <text:p>9467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67042">
                <text:p>96704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87274">
                <text:p>9872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007827">
                <text:p>100782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28443">
                <text:p>102844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48746">
                <text:p>104874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68969">
                <text:p>106896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89467">
                <text:p>10894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106962">
                <text:p>11069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126831">
                <text:p>112683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47941">
                <text:p>1147941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68505">
                <text:p>11685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89354">
                <text:p>118935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210193">
                <text:p>12101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0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34cm" svg:y="0.456cm" chart:style-name="ch2">
          <text:p>Manhattan Propagation Training Error</text:p>
        </chart:title>
        <chart:legend chart:legend-position="bottom" svg:x="9.93cm" svg:y="15.396cm" style:legend-expansion="wide" chart:style-name="ch3"/>
        <chart:plot-area chart:style-name="ch4" table:cell-range-address="Sheet1.X2:Sheet1.X60 Sheet1.Z1:Sheet1.Z60" chart:data-source-has-labels="both" svg:x="1.491cm" svg:y="1.581cm" svg:width="22.55cm" svg:height="12.34cm">
          <chart:coordinate-region svg:x="2.419cm" svg:y="1.783cm" svg:width="21.48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X2:Sheet1.X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Z2:Sheet1.Z60" chart:label-cell-address="Sheet1.Z1:Sheet1.Z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nhattanPropagation</text:p>
                <draw:g>
                  <svg:desc>Sheet1.Z1:Sheet1.Z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X2:Sheet1.X60</svg:desc>
                </draw:g>
              </table:table-cell>
              <table:table-cell office:value-type="float" office:value="0.793109673415474">
                <text:p>0.793109673415474</text:p>
                <draw:g>
                  <svg:desc>Sheet1.Z2:Sheet1.Z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61438991674703">
                <text:p>0.86143899167470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93109673415474">
                <text:p>0.79310967341547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61438991674703">
                <text:p>0.86143899167470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1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10.954cm" svg:y="0.456cm" chart:style-name="ch2">
          <text:p>Time Series</text:p>
        </chart:title>
        <chart:legend chart:legend-position="bottom" svg:x="11.759cm" svg:y="15.396cm" style:legend-expansion="wide" chart:style-name="ch3"/>
        <chart:plot-area chart:style-name="ch4" table:cell-range-address="Sheet2.P1:Sheet2.P41" chart:data-source-has-labels="row" svg:x="1.491cm" svg:y="1.581cm" svg:width="22.55cm" svg:height="12.34cm">
          <chart:coordinate-region svg:x="2.25cm" svg:y="1.783cm" svg:width="21.599cm" svg:height="11.936cm"/>
          <chart:axis chart:dimension="x" chart:name="primary-x" chart:style-name="ch5">
            <chart:title svg:x="12.37cm" svg:y="14.241cm" chart:style-name="ch6">
              <text:p>Time</text:p>
            </chart:title>
          </chart:axis>
          <chart:axis chart:dimension="y" chart:name="primary-y" chart:style-name="ch5">
            <chart:title svg:x="0.451cm" svg:y="8.93cm" chart:style-name="ch7">
              <text:p>Measured Value</text:p>
            </chart:title>
            <chart:grid chart:style-name="ch8" chart:class="major"/>
          </chart:axis>
          <chart:series chart:style-name="ch9" chart:values-cell-range-address="Sheet2.P2:Sheet2.P41" chart:label-cell-address="Sheet2.P1:Sheet2.P1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(t)</text:p>
                <draw:g>
                  <svg:desc>Sheet2.P1:Sheet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8334166468282">
                <text:p>0.998334166468282</text:p>
                <draw:g>
                  <svg:desc>Sheet2.P2:Sheet2.P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8669330795061">
                <text:p>1.98669330795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552020666134">
                <text:p>2.9552020666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89418342308651">
                <text:p>3.89418342308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79425538604203">
                <text:p>4.79425538604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4642473395035">
                <text:p>5.646424733950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44217687237691">
                <text:p>6.44217687237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17356090899523">
                <text:p>7.173560908995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3326909627483">
                <text:p>7.83326909627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41470984807897">
                <text:p>8.414709848078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91207360061435">
                <text:p>8.912073600614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.32039085967226">
                <text:p>9.32039085967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.63558185417193">
                <text:p>9.6355818541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.8544972998846">
                <text:p>9.8544972998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97494986604055">
                <text:p>9.97494986604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99573603041505">
                <text:p>9.995736030415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.91664810452469">
                <text:p>9.916648104524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.73847630878195">
                <text:p>9.738476308781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46300087687414">
                <text:p>9.463000876874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09297426825682">
                <text:p>9.09297426825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3209366648874">
                <text:p>8.632093666488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.0849640381959">
                <text:p>8.08496403819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4570521217672">
                <text:p>7.4570521217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75463180551151">
                <text:p>6.75463180551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.98472144103956">
                <text:p>5.984721441039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15501371821464">
                <text:p>5.155013718214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2737988023383">
                <text:p>4.27379880233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4988150155905">
                <text:p>3.349881501559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9249329213982">
                <text:p>2.39249329213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1120008059867">
                <text:p>1.411200080598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15806624332905">
                <text:p>0.415806624332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83741434275801">
                <text:p>-0.5837414342758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57745694143248">
                <text:p>-1.577456941432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.55541102026831">
                <text:p>-2.555411020268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3.5078322768962">
                <text:p>-3.50783227689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4.42520443294853">
                <text:p>-4.42520443294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5.29836140908493">
                <text:p>-5.298361409084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6.11857890942719">
                <text:p>-6.118578909427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6.87766159183974">
                <text:p>-6.877661591839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7.56802495307928">
                <text:p>-7.568024953079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996cm" svg:y="0.456cm" chart:style-name="ch2">
          <text:p>Backpropagation Training Error</text:p>
        </chart:title>
        <chart:legend chart:legend-position="bottom" svg:x="10.375cm" svg:y="15.396cm" style:legend-expansion="wide" chart:style-name="ch3"/>
        <chart:plot-area chart:style-name="ch4" table:cell-range-address="Sheet1.L2:Sheet1.L60 Sheet1.N1:Sheet1.N60" chart:data-source-has-labels="both" svg:x="1.491cm" svg:y="1.581cm" svg:width="22.55cm" svg:height="12.34cm">
          <chart:coordinate-region svg:x="2.673cm" svg:y="1.783cm" svg:width="20.929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L2:Sheet1.L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N2:Sheet1.N60" chart:label-cell-address="Sheet1.N1:Sheet1.N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propagation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L2:Sheet1.L60</svg:desc>
                </draw:g>
              </table:table-cell>
              <table:table-cell office:value-type="float" office:value="0.00000173677558341894">
                <text:p>0.00000173677558341894</text:p>
                <draw:g>
                  <svg:desc>Sheet1.N2:Sheet1.N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4478843207601">
                <text:p>0.000000447884320760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29418887889823">
                <text:p>0.0000002941888788982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24549557085794">
                <text:p>0.0000002454955708579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22649417094244">
                <text:p>0.0000002264941709424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1590958573287">
                <text:p>0.00000021590958573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0791573274474">
                <text:p>0.000000207915732744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0122551314982">
                <text:p>0.0000002012255131498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19596804138658">
                <text:p>0.00000019596804138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19051600399958">
                <text:p>0.0000001905160039995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18550447323199">
                <text:p>0.0000001855044732319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18100235941659">
                <text:p>0.0000001810023594165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17683052216509">
                <text:p>0.000000176830522165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17319861866935">
                <text:p>0.0000001731986186693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16957876989303">
                <text:p>0.0000001695787698930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16608038130508">
                <text:p>0.000000166080381305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16279939837371">
                <text:p>0.0000001627993983737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15963955657574">
                <text:p>0.0000001596395565757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15665620010353">
                <text:p>0.000000156656200103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15381547687707">
                <text:p>0.0000001538154768770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15106931970846">
                <text:p>0.0000001510693197084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14845465988058">
                <text:p>0.000000148454659880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14596879506569">
                <text:p>0.0000001459687950656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14357753230357">
                <text:p>0.0000001435775323035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14124010619182">
                <text:p>0.0000001412401061918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13900333616006">
                <text:p>0.0000001390033361600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367615035737">
                <text:p>0.000000136761503573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13461033880099">
                <text:p>0.000000134610338800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3258800369469">
                <text:p>0.0000001325880036946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13056047684446">
                <text:p>0.0000001305604768444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12864725720635">
                <text:p>0.0000001286472572063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1267071782557">
                <text:p>0.000000126707178255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12485806192476">
                <text:p>0.000000124858061924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12315841425159">
                <text:p>0.0000001231584142515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12148195047725">
                <text:p>0.0000001214819504772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12016965858142">
                <text:p>0.0000001201696585814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11869820975956">
                <text:p>0.0000001186982097595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11702696672639">
                <text:p>0.0000001170269667263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11539511738852">
                <text:p>0.0000001153951173885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11411338512861">
                <text:p>0.0000001141133851286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11266592025255">
                <text:p>0.0000001126659202525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11141529415291">
                <text:p>0.0000001114152941529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10998627831668">
                <text:p>0.00000010998627831668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10874215890118">
                <text:p>0.0000001087421589011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10771318145885">
                <text:p>0.0000001077131814588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10647983985009">
                <text:p>0.000000106479839850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10548516779708">
                <text:p>0.0000001054851677970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10425480852578">
                <text:p>0.0000001042548085257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10295728520083">
                <text:p>0.0000001029572852008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10160501256524">
                <text:p>0.0000001016050125652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10029108921829">
                <text:p>0.0000001002910892182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9906291534824">
                <text:p>0.0000000990629153482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9780951640455">
                <text:p>0.0000000978095164045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9657073226302">
                <text:p>0.0000000965707322630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9537533735729">
                <text:p>0.0000000953753373572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9418725887394">
                <text:p>0.0000000941872588739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9306521294947">
                <text:p>0.0000000930652129494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91941114898">
                <text:p>0.000000091941114898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908399877113">
                <text:p>0.000000090839987711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414cm" svg:y="0.456cm" chart:style-name="ch2">
          <text:p>Resilient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O2:Sheet1.P60 Sheet1.P1:Sheet1.P1" chart:data-source-has-labels="both" svg:x="1.491cm" svg:y="1.581cm" svg:width="22.55cm" svg:height="12.34cm">
          <chart:coordinate-region svg:x="2.885cm" svg:y="1.784cm" svg:width="20.823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P2:Sheet1.P60" chart:label-cell-address="Sheet1.P1:Sheet1.P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18290">
                <text:p>18290</text:p>
                <draw:g>
                  <svg:desc>Sheet1.P2:Sheet1.P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328">
                <text:p>383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8030">
                <text:p>5803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7861">
                <text:p>77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7794">
                <text:p>9779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17523">
                <text:p>11752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7425">
                <text:p>1374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7099">
                <text:p>15709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76887">
                <text:p>1768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6800">
                <text:p>1968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16765">
                <text:p>2167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36856">
                <text:p>23685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56529">
                <text:p>2565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76824">
                <text:p>2768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96405">
                <text:p>2964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316029">
                <text:p>3160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33329">
                <text:p>3333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51469">
                <text:p>3514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70337">
                <text:p>3703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90256">
                <text:p>39025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10036">
                <text:p>41003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9913">
                <text:p>42991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9788">
                <text:p>449788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9890">
                <text:p>46989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89999">
                <text:p>4899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509973">
                <text:p>50997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29997">
                <text:p>52999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49661">
                <text:p>54966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69702">
                <text:p>569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9261">
                <text:p>5892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09241">
                <text:p>60924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629064">
                <text:p>62906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49132">
                <text:p>64913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668226">
                <text:p>66822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88415">
                <text:p>68841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707902">
                <text:p>70790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727353">
                <text:p>7273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747201">
                <text:p>74720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767145">
                <text:p>76714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86072">
                <text:p>78607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5918">
                <text:p>8059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25984">
                <text:p>82598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46356">
                <text:p>8463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66268">
                <text:p>86626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85743">
                <text:p>88574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905541">
                <text:p>90554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925444">
                <text:p>9254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945344">
                <text:p>94534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965035">
                <text:p>965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85219">
                <text:p>9852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005849">
                <text:p>100584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025882">
                <text:p>102588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046160">
                <text:p>104616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066644">
                <text:p>10666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086388">
                <text:p>108638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106424">
                <text:p>110642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126416">
                <text:p>112641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146044">
                <text:p>114604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165515">
                <text:p>11655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53cm" svg:y="0.456cm" chart:style-name="ch2">
          <text:p>Resilient Propagation Training Error</text:p>
        </chart:title>
        <chart:legend chart:legend-position="bottom" svg:x="10.068cm" svg:y="15.396cm" style:legend-expansion="wide" chart:style-name="ch3"/>
        <chart:plot-area chart:style-name="ch4" table:cell-range-address="Sheet1.O2:Sheet1.O60 Sheet1.Q1:Sheet1.Q60" chart:data-source-has-labels="both" svg:x="1.491cm" svg:y="1.581cm" svg:width="22.55cm" svg:height="12.34cm">
          <chart:coordinate-region svg:x="3.922cm" svg:y="1.783cm" svg:width="19.977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O2:Sheet1.O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Q2:Sheet1.Q60" chart:label-cell-address="Sheet1.Q1:Sheet1.Q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silientPropagation</text:p>
                <draw:g>
                  <svg:desc>Sheet1.Q1:Sheet1.Q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O2:Sheet1.O60</svg:desc>
                </draw:g>
              </table:table-cell>
              <table:table-cell office:value-type="float" office:value="0.00000111618130981019">
                <text:p>0.00000111618130981019</text:p>
                <draw:g>
                  <svg:desc>Sheet1.Q2:Sheet1.Q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111618508727444">
                <text:p>0.0000011161850872744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111618130981019">
                <text:p>0.00000111618130981019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111618508727444">
                <text:p>0.00000111618508727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71cm" svg:y="0.456cm" chart:style-name="ch2">
          <text:p>Quick Propagation Training Loops</text:p>
        </chart:title>
        <chart:legend chart:legend-position="bottom" svg:x="10.957cm" svg:y="15.396cm" style:legend-expansion="wide" chart:style-name="ch3"/>
        <chart:plot-area chart:style-name="ch4" table:cell-range-address="Sheet1.R2:Sheet1.S60 Sheet1.S1:Sheet1.S1" chart:data-source-has-labels="both" svg:x="1.491cm" svg:y="1.581cm" svg:width="22.55cm" svg:height="12.34cm">
          <chart:coordinate-region svg:x="2.885cm" svg:y="1.784cm" svg:width="20.823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S2:Sheet1.S60" chart:label-cell-address="Sheet1.S1:Sheet1.S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S1:Sheet1.S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19329">
                <text:p>19329</text:p>
                <draw:g>
                  <svg:desc>Sheet1.S2:Sheet1.S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541">
                <text:p>38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5350">
                <text:p>5535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052">
                <text:p>7305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90917">
                <text:p>909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456">
                <text:p>10645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24790">
                <text:p>12479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1641">
                <text:p>14164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55218">
                <text:p>15521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7468">
                <text:p>16746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80521">
                <text:p>18052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93984">
                <text:p>19398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06370">
                <text:p>2063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17440">
                <text:p>21744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29529">
                <text:p>22952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4808">
                <text:p>24480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64684">
                <text:p>26468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84424">
                <text:p>2844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01594">
                <text:p>3015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19714">
                <text:p>31971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35965">
                <text:p>33596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48689">
                <text:p>34868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358702">
                <text:p>3587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74078">
                <text:p>3740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88385">
                <text:p>3883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01202">
                <text:p>4012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20640">
                <text:p>42064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438810">
                <text:p>43881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56166">
                <text:p>45616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70991">
                <text:p>4709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86773">
                <text:p>4867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01177">
                <text:p>50117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16881">
                <text:p>5168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35464">
                <text:p>53546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54707">
                <text:p>55470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572732">
                <text:p>572732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590282">
                <text:p>59028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07017">
                <text:p>6070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22689">
                <text:p>6226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35510">
                <text:p>63551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55253">
                <text:p>65525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74596">
                <text:p>67459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88305">
                <text:p>68830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05404">
                <text:p>7054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721496">
                <text:p>72149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734919">
                <text:p>73491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754641">
                <text:p>75464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775191">
                <text:p>77519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95488">
                <text:p>79548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14729">
                <text:p>81472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31569">
                <text:p>83156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46062">
                <text:p>846062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62441">
                <text:p>86244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82593">
                <text:p>88259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903087">
                <text:p>9030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923487">
                <text:p>9234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939918">
                <text:p>93991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956171">
                <text:p>95617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976528">
                <text:p>97652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8.827cm" svg:y="0.456cm" chart:style-name="ch2">
          <text:p>Quick Propagation Training Error</text:p>
        </chart:title>
        <chart:legend chart:legend-position="bottom" svg:x="10.29cm" svg:y="15.396cm" style:legend-expansion="wide" chart:style-name="ch3"/>
        <chart:plot-area chart:style-name="ch4" table:cell-range-address="Sheet1.R2:Sheet1.R60 Sheet1.T1:Sheet1.T60" chart:data-source-has-labels="both" svg:x="1.491cm" svg:y="1.581cm" svg:width="22.55cm" svg:height="12.34cm">
          <chart:coordinate-region svg:x="2.61cm" svg:y="1.783cm" svg:width="21.289cm" svg:height="11.333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R2:Sheet1.R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T2:Sheet1.T60" chart:label-cell-address="Sheet1.T1:Sheet1.T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ickPropagation</text:p>
                <draw:g>
                  <svg:desc>Sheet1.T1:Sheet1.T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R2:Sheet1.R60</svg:desc>
                </draw:g>
              </table:table-cell>
              <table:table-cell office:value-type="float" office:value="0.00000778522542847362">
                <text:p>0.00000778522542847362</text:p>
                <draw:g>
                  <svg:desc>Sheet1.T2:Sheet1.T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12654204978791">
                <text:p>0.00000126542049787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75293160047506">
                <text:p>0.0000007529316004750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3330330608668">
                <text:p>0.00000033303306086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34518716085685">
                <text:p>0.000000345187160856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25692983373118">
                <text:p>0.000000256929833731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25960649575505">
                <text:p>0.0000002596064957550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23775616928815">
                <text:p>0.000000237756169288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28096533338511">
                <text:p>0.000000280965333385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21647716979773">
                <text:p>0.0000002164771697977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21929719329959">
                <text:p>0.0000002192971932995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21616668827253">
                <text:p>0.000000216166688272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21361559320728">
                <text:p>0.0000002136155932072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22272089577484">
                <text:p>0.0000002227208957748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20539726216501">
                <text:p>0.0000002053972621650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22185092793594">
                <text:p>0.000000221850927935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2037034642053">
                <text:p>0.000000203703464205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19826244412125">
                <text:p>0.0000001982624441212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23412878325765">
                <text:p>0.0000002341287832576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22822813673097">
                <text:p>0.0000002282281367309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22476073865686">
                <text:p>0.0000002247607386568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21600462151132">
                <text:p>0.0000002160046215113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23056988419845">
                <text:p>0.00000023056988419845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31852259313427">
                <text:p>0.0000003185225931342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16291960667051">
                <text:p>0.0000001629196066705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14970311527188">
                <text:p>0.00000014970311527188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16120223274415">
                <text:p>0.0000001612022327441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18382170031493">
                <text:p>0.000000183821700314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19909493338984">
                <text:p>0.0000001990949333898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2971249242921">
                <text:p>0.000000297124924292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21771562303421">
                <text:p>0.0000002177156230342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116215385139243">
                <text:p>0.000001162153851392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20174198708964">
                <text:p>0.0000002017419870896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20634059497392">
                <text:p>0.00000020634059497392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21706521165501">
                <text:p>0.0000002170652116550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27516564885005">
                <text:p>0.00000027516564885005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24505016432483">
                <text:p>0.0000002450501643248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21282575096828">
                <text:p>0.00000021282575096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20497257883158">
                <text:p>0.0000002049725788315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20690813452838">
                <text:p>0.000000206908134528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19934077546084">
                <text:p>0.0000001993407754608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20905227653082">
                <text:p>0.0000002090522765308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20161918096356">
                <text:p>0.0000002016191809635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2115392214778">
                <text:p>0.0000002115392214778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21159901340703">
                <text:p>0.0000002115990134070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2069003123063">
                <text:p>0.000000206900312306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21300344646083">
                <text:p>0.00000021300344646083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23112833501862">
                <text:p>0.0000002311283350186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740612141614975">
                <text:p>0.007406121416149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29222137439961">
                <text:p>0.00000029222137439961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20912188597299">
                <text:p>0.00000020912188597299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21156280600763">
                <text:p>0.00000021156280600763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25205653430765">
                <text:p>0.0000002520565343076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23740784260007">
                <text:p>0.000000237407842600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23243183400098">
                <text:p>0.0000002324318340009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24176697359885">
                <text:p>0.0000002417669735988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27474924586984">
                <text:p>0.0000002747492458698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24439116418416">
                <text:p>0.0000002443911641841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23559624872897">
                <text:p>0.0000002355962487289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843cm" svg:y="0.456cm" chart:style-name="ch2">
          <text:p>Scaled Conjugate Gradient Training Loops</text:p>
        </chart:title>
        <chart:legend chart:legend-position="bottom" svg:x="10.957cm" svg:y="15.396cm" style:legend-expansion="wide" chart:style-name="ch3"/>
        <chart:plot-area chart:style-name="ch4" table:cell-range-address="Sheet1.U2:Sheet1.V60 Sheet1.V1:Sheet1.V1" chart:data-source-has-labels="both" svg:x="1.491cm" svg:y="1.581cm" svg:width="22.55cm" svg:height="12.34cm">
          <chart:coordinate-region svg:x="2.885cm" svg:y="1.784cm" svg:width="21.014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443cm" chart:style-name="ch7">
              <text:p>Iterations</text:p>
            </chart:title>
            <chart:grid chart:style-name="ch8" chart:class="major"/>
          </chart:axis>
          <chart:series chart:style-name="ch9" chart:values-cell-range-address="Sheet1.V2:Sheet1.V60" chart:label-cell-address="Sheet1.V1:Sheet1.V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erations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9653">
                <text:p>9653</text:p>
                <draw:g>
                  <svg:desc>Sheet1.V2:Sheet1.V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120">
                <text:p>2112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1754">
                <text:p>3175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2983">
                <text:p>429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4316">
                <text:p>543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5702">
                <text:p>6570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7020">
                <text:p>7702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7594">
                <text:p>8759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8970">
                <text:p>9897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0566">
                <text:p>11056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22197">
                <text:p>12219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3400">
                <text:p>1334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44616">
                <text:p>1446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55576">
                <text:p>15557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6291">
                <text:p>1662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77499">
                <text:p>17749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88658">
                <text:p>18865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99724">
                <text:p>19972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10587">
                <text:p>2105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21359">
                <text:p>22135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32487">
                <text:p>2324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43558">
                <text:p>24355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54672">
                <text:p>2546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65645">
                <text:p>26564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76599">
                <text:p>27659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87432">
                <text:p>28743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98261">
                <text:p>29826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309274">
                <text:p>30927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20107">
                <text:p>32010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31185">
                <text:p>3311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42108">
                <text:p>34210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353250">
                <text:p>35325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64512">
                <text:p>36451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375527">
                <text:p>37552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86689">
                <text:p>386689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397887">
                <text:p>3978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08879">
                <text:p>408879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19828">
                <text:p>419828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431039">
                <text:p>43103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42337">
                <text:p>4423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53706">
                <text:p>45370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464905">
                <text:p>464905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476135">
                <text:p>47613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87224">
                <text:p>48722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498276">
                <text:p>49827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509390">
                <text:p>50939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520504">
                <text:p>52050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531770">
                <text:p>53177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542907">
                <text:p>54290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3858">
                <text:p>55385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564758">
                <text:p>564758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576045">
                <text:p>57604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587052">
                <text:p>587052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597792">
                <text:p>59779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09176">
                <text:p>60917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620284">
                <text:p>62028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631211">
                <text:p>63121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642342">
                <text:p>64234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653310">
                <text:p>6533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8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31cm" svg:height="16.001cm" xlink:href=".." xlink:type="simple" chart:class="chart:line" chart:style-name="ch1">
        <chart:title svg:x="7.959cm" svg:y="0.456cm" chart:style-name="ch2">
          <text:p>Scaled Conjugate Gradient Training Error</text:p>
        </chart:title>
        <chart:legend chart:legend-position="bottom" svg:x="9.687cm" svg:y="15.396cm" style:legend-expansion="wide" chart:style-name="ch3"/>
        <chart:plot-area chart:style-name="ch4" table:cell-range-address="Sheet1.U2:Sheet1.U60 Sheet1.W1:Sheet1.W60" chart:data-source-has-labels="both" svg:x="1.491cm" svg:y="1.581cm" svg:width="22.55cm" svg:height="12.34cm">
          <chart:coordinate-region svg:x="2.673cm" svg:y="1.784cm" svg:width="21.226cm" svg:height="11.332cm"/>
          <chart:axis chart:dimension="x" chart:name="primary-x" chart:style-name="ch5" chartooo:axis-type="auto">
            <chartooo:date-scale/>
            <chart:title svg:x="12.158cm" svg:y="14.241cm" chart:style-name="ch6">
              <text:p>Time [s]</text:p>
            </chart:title>
            <chart:categories table:cell-range-address="Sheet1.U2:Sheet1.U60"/>
          </chart:axis>
          <chart:axis chart:dimension="y" chart:name="primary-y" chart:style-name="ch5">
            <chart:title svg:x="0.451cm" svg:y="8.539cm" chart:style-name="ch7">
              <text:p>Total Error</text:p>
            </chart:title>
            <chart:grid chart:style-name="ch8" chart:class="major"/>
          </chart:axis>
          <chart:series chart:style-name="ch9" chart:values-cell-range-address="Sheet1.W2:Sheet1.W60" chart:label-cell-address="Sheet1.W1:Sheet1.W1" chart:class="chart:line">
            <chart:data-point chart:repeated="5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aledConjugateGradient</text:p>
                <draw:g>
                  <svg:desc>Sheet1.W1:Sheet1.W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U2:Sheet1.U60</svg:desc>
                </draw:g>
              </table:table-cell>
              <table:table-cell office:value-type="float" office:value="0.00000005470829155701">
                <text:p>0.00000005470829155701</text:p>
                <draw:g>
                  <svg:desc>Sheet1.W2:Sheet1.W6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005469170509238">
                <text:p>0.0000000546917050923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005467843586709">
                <text:p>0.0000000546784358670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5466885323942">
                <text:p>0.0000000546688532394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0001586217443813">
                <text:p>0.0000000158621744381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0001554498197114">
                <text:p>0.0000000155449819711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00001553217291741">
                <text:p>0.0000000155321729174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00001552624409519">
                <text:p>0.000000015526244095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00001552007539083">
                <text:p>0.0000000155200753908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00001551417477399">
                <text:p>0.0000000155141747739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000001551107118368">
                <text:p>0.0000000155110711836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00000155054807429">
                <text:p>0.000000015505480742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000001550357267634">
                <text:p>0.0000000155035726763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000001550357267634">
                <text:p>0.000000015503572676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6.2$Windows_X86_64 LibreOffice_project/0e133318fcee89abacd6a7d077e292f1145735c3</meta:generator>
  </office:meta>
</office:document-meta>
</file>

<file path=Object 9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